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1271in" style:rel-column-width="11035*"/>
    </style:style>
    <style:style style:name="Table7.B" style:family="table-column">
      <style:table-column-properties style:column-width="1.8083in" style:rel-column-width="17706*"/>
    </style:style>
    <style:style style:name="Table7.C" style:family="table-column">
      <style:table-column-properties style:column-width="2.084in" style:rel-column-width="20405*"/>
    </style:style>
    <style:style style:name="Table7.D" style:family="table-column">
      <style:table-column-properties style:column-width="1.6736in" style:rel-column-width="16389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1271in" style:rel-column-width="11035*"/>
    </style:style>
    <style:style style:name="Table8.B" style:family="table-column">
      <style:table-column-properties style:column-width="1.8083in" style:rel-column-width="17706*"/>
    </style:style>
    <style:style style:name="Table8.C" style:family="table-column">
      <style:table-column-properties style:column-width="2.084in" style:rel-column-width="20405*"/>
    </style:style>
    <style:style style:name="Table8.D" style:family="table-column">
      <style:table-column-properties style:column-width="1.6736in" style:rel-column-width="16389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1271in" style:rel-column-width="11035*"/>
    </style:style>
    <style:style style:name="Table9.B" style:family="table-column">
      <style:table-column-properties style:column-width="1.8083in" style:rel-column-width="17706*"/>
    </style:style>
    <style:style style:name="Table9.C" style:family="table-column">
      <style:table-column-properties style:column-width="2.084in" style:rel-column-width="20405*"/>
    </style:style>
    <style:style style:name="Table9.D" style:family="table-column">
      <style:table-column-properties style:column-width="1.6736in" style:rel-column-width="16389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271in" style:rel-column-width="11035*"/>
    </style:style>
    <style:style style:name="Table1.B" style:family="table-column">
      <style:table-column-properties style:column-width="1.8083in" style:rel-column-width="17706*"/>
    </style:style>
    <style:style style:name="Table1.C" style:family="table-column">
      <style:table-column-properties style:column-width="2.084in" style:rel-column-width="20405*"/>
    </style:style>
    <style:style style:name="Table1.D" style:family="table-column">
      <style:table-column-properties style:column-width="1.6736in" style:rel-column-width="1638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118c4a"/>
    </style:style>
    <style:style style:name="P2" style:family="paragraph" style:parent-style-name="Standard">
      <style:text-properties officeooo:rsid="00118c4a" officeooo:paragraph-rsid="003eeb50"/>
    </style:style>
    <style:style style:name="P3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4" style:family="paragraph" style:parent-style-name="Standard">
      <style:text-properties fo:font-weight="bold" officeooo:rsid="00264f9b" officeooo:paragraph-rsid="0069cf92" style:font-weight-asian="bold" style:font-weight-complex="bold"/>
    </style:style>
    <style:style style:name="P5" style:family="paragraph" style:parent-style-name="Standard">
      <style:text-properties fo:font-weight="bold" officeooo:rsid="00118c4a" officeooo:paragraph-rsid="005521a3" style:font-weight-asian="bold" style:font-weight-complex="bold"/>
    </style:style>
    <style:style style:name="P6" style:family="paragraph" style:parent-style-name="Standard">
      <style:text-properties fo:font-weight="bold" officeooo:rsid="0065ca74" officeooo:paragraph-rsid="0069cf92" style:font-weight-asian="bold" style:font-weight-complex="bold"/>
    </style:style>
    <style:style style:name="P7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8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9" style:family="paragraph" style:parent-style-name="Standard">
      <style:text-properties fo:font-weight="bold" officeooo:paragraph-rsid="00ed5b35" style:font-weight-asian="bold" style:font-weight-complex="bold"/>
    </style:style>
    <style:style style:name="P10" style:family="paragraph" style:parent-style-name="Standard">
      <style:text-properties officeooo:rsid="0011b025" officeooo:paragraph-rsid="0011b025"/>
    </style:style>
    <style:style style:name="P11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2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3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14" style:family="paragraph" style:parent-style-name="Standard">
      <style:text-properties fo:font-style="italic" officeooo:rsid="00722a19" officeooo:paragraph-rsid="00722a19" style:font-style-asian="italic" style:font-style-complex="italic"/>
    </style:style>
    <style:style style:name="P15" style:family="paragraph" style:parent-style-name="Standard">
      <style:text-properties fo:font-style="italic" officeooo:rsid="007291e8" officeooo:paragraph-rsid="007291e8" style:font-style-asian="italic" style:font-style-complex="italic"/>
    </style:style>
    <style:style style:name="P16" style:family="paragraph" style:parent-style-name="Standard">
      <style:text-properties fo:font-style="italic" officeooo:rsid="007a3a38" officeooo:paragraph-rsid="007a3a38" style:font-style-asian="italic" style:font-style-complex="italic"/>
    </style:style>
    <style:style style:name="P17" style:family="paragraph" style:parent-style-name="Standard">
      <style:text-properties fo:font-style="italic" officeooo:rsid="0034ed8b" officeooo:paragraph-rsid="0027fcfd" style:font-style-asian="italic" style:font-style-complex="italic"/>
    </style:style>
    <style:style style:name="P18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19" style:family="paragraph" style:parent-style-name="Standard">
      <style:text-properties fo:font-style="italic" officeooo:paragraph-rsid="00a639f7" style:font-style-asian="italic" style:font-style-complex="italic"/>
    </style:style>
    <style:style style:name="P20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1" style:family="paragraph" style:parent-style-name="Standard">
      <style:text-properties fo:font-style="italic" officeooo:paragraph-rsid="00a75993" style:font-style-asian="italic" style:font-style-complex="italic"/>
    </style:style>
    <style:style style:name="P22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3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4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5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6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27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28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29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0" style:family="paragraph" style:parent-style-name="Standard">
      <style:text-properties fo:font-style="italic" officeooo:rsid="0100a303" officeooo:paragraph-rsid="0100a303" style:font-style-asian="italic" style:font-style-complex="italic"/>
    </style:style>
    <style:style style:name="P31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2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34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35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36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37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fo:font-style="italic" style:text-underline-style="none" fo:font-weight="normal" officeooo:rsid="004826c4" officeooo:paragraph-rsid="004826c4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fo:font-style="italic" style:text-underline-style="none" fo:font-weight="normal" officeooo:rsid="0056d959" officeooo:paragraph-rsid="0056d959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fo:font-style="italic" style:text-underline-style="none" fo:font-weight="normal" officeooo:rsid="005eeb02" officeooo:paragraph-rsid="005f7223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fo:font-style="italic" style:text-underline-style="none" fo:font-weight="normal" officeooo:rsid="006df692" officeooo:paragraph-rsid="006df692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font-style="italic" style:text-underline-style="none" fo:font-weight="normal" officeooo:rsid="007291e8" officeooo:paragraph-rsid="007291e8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fo:font-style="italic" style:text-underline-style="none" fo:font-weight="normal" officeooo:rsid="00722a19" officeooo:paragraph-rsid="00722a19" style:font-style-asian="italic" style:font-weight-asian="normal" style:font-style-complex="italic" style:font-weight-complex="normal"/>
    </style:style>
    <style:style style:name="P44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font-style="italic" style:text-underline-style="none" fo:font-weight="normal" officeooo:rsid="0069ae25" officeooo:paragraph-rsid="0071f6b3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fo:font-style="italic" style:text-underline-style="none" fo:font-weight="normal" officeooo:rsid="008bee9e" officeooo:paragraph-rsid="008a06de" style:font-style-asian="italic" style:font-weight-asian="normal" style:font-style-complex="italic" style:font-weight-complex="normal"/>
    </style:style>
    <style:style style:name="P51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52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53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54" style:family="paragraph" style:parent-style-name="Standard">
      <style:text-properties fo:font-style="italic" style:text-underline-style="none" officeooo:paragraph-rsid="00a639f7" style:font-style-asian="italic" style:font-style-complex="italic"/>
    </style:style>
    <style:style style:name="P55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56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57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58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59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60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61" style:family="paragraph" style:parent-style-name="Standard">
      <style:text-properties fo:font-style="italic" style:text-underline-style="none" officeooo:rsid="0100a303" officeooo:paragraph-rsid="0103a2f0" style:font-style-asian="italic" style:font-style-complex="italic"/>
    </style:style>
    <style:style style:name="P62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63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64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65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66" style:family="paragraph" style:parent-style-name="Standard">
      <style:text-properties officeooo:rsid="0015f1ff" officeooo:paragraph-rsid="0015f1ff"/>
    </style:style>
    <style:style style:name="P67" style:family="paragraph" style:parent-style-name="Standard">
      <style:text-properties officeooo:rsid="0015f1ff" officeooo:paragraph-rsid="009c1b54"/>
    </style:style>
    <style:style style:name="P68" style:family="paragraph" style:parent-style-name="Standard">
      <style:text-properties officeooo:rsid="0015f1ff" officeooo:paragraph-rsid="0013268f"/>
    </style:style>
    <style:style style:name="P69" style:family="paragraph" style:parent-style-name="Standard">
      <style:text-properties officeooo:rsid="0015f1ff" officeooo:paragraph-rsid="00c0d7c6"/>
    </style:style>
    <style:style style:name="P70" style:family="paragraph" style:parent-style-name="Standard">
      <style:text-properties officeooo:rsid="0019f535" officeooo:paragraph-rsid="0019f535"/>
    </style:style>
    <style:style style:name="P71" style:family="paragraph" style:parent-style-name="Standard">
      <style:text-properties fo:font-style="normal" officeooo:rsid="005aa0ca" officeooo:paragraph-rsid="005d12fa" style:font-style-asian="normal" style:font-style-complex="normal"/>
    </style:style>
    <style:style style:name="P72" style:family="paragraph" style:parent-style-name="Standard">
      <style:text-properties fo:font-style="normal" officeooo:rsid="005aa0ca" officeooo:paragraph-rsid="00be4749" style:font-style-asian="normal" style:font-style-complex="normal"/>
    </style:style>
    <style:style style:name="P73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74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75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76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77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78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79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80" style:family="paragraph" style:parent-style-name="Standard">
      <style:text-properties fo:font-style="normal" officeooo:rsid="008dd7a7" officeooo:paragraph-rsid="008dd7a7" style:font-style-asian="normal" style:font-style-complex="normal"/>
    </style:style>
    <style:style style:name="P81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82" style:family="paragraph" style:parent-style-name="Standard">
      <style:text-properties fo:font-style="normal" officeooo:rsid="0012a0dc" officeooo:paragraph-rsid="00be4749" style:font-style-asian="normal" style:font-style-complex="normal"/>
    </style:style>
    <style:style style:name="P83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84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85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86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87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88" style:family="paragraph" style:parent-style-name="Standard">
      <style:text-properties fo:font-style="normal" style:text-underline-style="none" fo:font-weight="normal" officeooo:rsid="005d12fa" officeooo:paragraph-rsid="005eeb02" style:font-style-asian="normal" style:font-weight-asian="normal" style:font-style-complex="normal" style:font-weight-complex="normal"/>
    </style:style>
    <style:style style:name="P89" style:family="paragraph" style:parent-style-name="Standard">
      <style:text-properties fo:font-style="normal" style:text-underline-style="none" fo:font-weight="normal" officeooo:rsid="005d12fa" officeooo:paragraph-rsid="006317f8" style:font-style-asian="normal" style:font-weight-asian="normal" style:font-style-complex="normal" style:font-weight-complex="normal"/>
    </style:style>
    <style:style style:name="P90" style:family="paragraph" style:parent-style-name="Standard">
      <style:text-properties fo:font-style="normal" style:text-underline-style="none" fo:font-weight="normal" officeooo:rsid="006c1d47" officeooo:paragraph-rsid="006c1d47" style:font-style-asian="normal" style:font-weight-asian="normal" style:font-style-complex="normal" style:font-weight-complex="normal"/>
    </style:style>
    <style:style style:name="P91" style:family="paragraph" style:parent-style-name="Standard">
      <style:text-properties fo:font-style="normal" style:text-underline-style="none" fo:font-weight="normal" officeooo:rsid="006c1d47" officeooo:paragraph-rsid="007b744f" style:font-style-asian="normal" style:font-weight-asian="normal" style:font-style-complex="normal" style:font-weight-complex="normal"/>
    </style:style>
    <style:style style:name="P92" style:family="paragraph" style:parent-style-name="Standard">
      <style:text-properties fo:font-style="normal" style:text-underline-style="none" fo:font-weight="normal" officeooo:rsid="0069fa4b" officeooo:paragraph-rsid="0069fa4b" style:font-style-asian="normal" style:font-weight-asian="normal" style:font-style-complex="normal" style:font-weight-complex="normal"/>
    </style:style>
    <style:style style:name="P93" style:family="paragraph" style:parent-style-name="Standard">
      <style:text-properties fo:font-style="normal" style:text-underline-style="none" fo:font-weight="normal" officeooo:rsid="0069fa4b" officeooo:paragraph-rsid="007f9b5f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fo:font-style="normal" style:text-underline-style="none" fo:font-weight="normal" officeooo:rsid="006a9ead" officeooo:paragraph-rsid="006a9ead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fo:font-style="normal" style:text-underline-style="none" fo:font-weight="normal" officeooo:rsid="00721e09" officeooo:paragraph-rsid="00721e09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fo:font-style="normal" style:text-underline-style="none" fo:font-weight="normal" officeooo:rsid="007291e8" officeooo:paragraph-rsid="007291e8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line-height="100%"/>
      <style:text-properties fo:font-style="normal" style:text-underline-style="none" fo:font-weight="normal" officeooo:rsid="005eeb02" officeooo:paragraph-rsid="005eeb02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02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105" style:family="paragraph" style:parent-style-name="Standard">
      <style:paragraph-properties fo:line-height="150%"/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106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107" style:family="paragraph" style:parent-style-name="Standard">
      <style:text-properties fo:font-style="normal" style:text-underline-style="none" fo:font-weight="normal" officeooo:rsid="00a07f5d" officeooo:paragraph-rsid="00a07f5d" style:font-style-asian="normal" style:font-weight-asian="normal" style:font-style-complex="normal" style:font-weight-complex="normal"/>
    </style:style>
    <style:style style:name="P108" style:family="paragraph" style:parent-style-name="Standard"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09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10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11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12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13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14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115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116" style:family="paragraph" style:parent-style-name="Standard">
      <style:text-properties fo:font-style="normal" style:text-underline-style="none" fo:font-weight="normal" officeooo:rsid="00a43bb7" officeooo:paragraph-rsid="00a639f7" style:font-style-asian="normal" style:font-weight-asian="normal" style:font-style-complex="normal" style:font-weight-complex="normal"/>
    </style:style>
    <style:style style:name="P117" style:family="paragraph" style:parent-style-name="Standard">
      <style:text-properties fo:font-style="normal" style:text-underline-style="none" fo:font-weight="normal" officeooo:rsid="00a43bb7" officeooo:paragraph-rsid="00a43bb7" style:font-style-asian="normal" style:font-weight-asian="normal" style:font-style-complex="normal" style:font-weight-complex="normal"/>
    </style:style>
    <style:style style:name="P118" style:family="paragraph" style:parent-style-name="Standard">
      <style:text-properties fo:font-style="normal" style:text-underline-style="none" fo:font-weight="normal" officeooo:rsid="00a69bec" officeooo:paragraph-rsid="00a69bec" style:font-style-asian="normal" style:font-weight-asian="normal" style:font-style-complex="normal" style:font-weight-complex="normal"/>
    </style:style>
    <style:style style:name="P119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120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style:text-underline-style="none" fo:font-weight="normal" officeooo:rsid="00256ecc" officeooo:paragraph-rsid="00ed9297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124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125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126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127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128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129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130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131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132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133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134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135" style:family="paragraph" style:parent-style-name="Standard">
      <style:text-properties fo:font-style="normal" style:text-underline-style="none" fo:font-weight="bold" officeooo:rsid="0065ca74" officeooo:paragraph-rsid="00f8c8b1" style:font-style-asian="normal" style:font-weight-asian="bold" style:font-style-complex="normal" style:font-weight-complex="bold"/>
    </style:style>
    <style:style style:name="P136" style:family="paragraph" style:parent-style-name="Standard">
      <style:paragraph-properties fo:line-height="150%"/>
      <style:text-properties fo:font-style="normal" style:text-underline-style="none" officeooo:rsid="00ae61b4" officeooo:paragraph-rsid="00ae61b4" style:font-style-asian="normal" style:font-style-complex="normal"/>
    </style:style>
    <style:style style:name="P137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138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139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140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141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142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143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144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145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146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147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148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149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150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151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152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153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154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155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156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157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158" style:family="paragraph" style:parent-style-name="Standard">
      <style:text-properties fo:font-style="normal" style:text-underline-style="none" officeooo:rsid="00d5826a" officeooo:paragraph-rsid="00d5826a" style:font-style-asian="normal" style:font-style-complex="normal"/>
    </style:style>
    <style:style style:name="P159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160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161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162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163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164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165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166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167" style:family="paragraph" style:parent-style-name="Standard">
      <style:text-properties fo:font-style="normal" style:text-underline-style="none" officeooo:rsid="00f0d5a7" officeooo:paragraph-rsid="00f0d5a7" style:font-style-asian="normal" style:font-style-complex="normal"/>
    </style:style>
    <style:style style:name="P168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169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170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171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172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173" style:family="paragraph" style:parent-style-name="Standard">
      <style:text-properties fo:font-style="normal" style:text-underline-style="none" officeooo:rsid="00f55bb2" officeooo:paragraph-rsid="00f5260b" style:font-style-asian="normal" style:font-style-complex="normal"/>
    </style:style>
    <style:style style:name="P174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175" style:family="paragraph" style:parent-style-name="Standard">
      <style:text-properties fo:font-style="normal" style:text-underline-style="none" officeooo:rsid="00f990c2" officeooo:paragraph-rsid="00f990c2" style:font-style-asian="normal" style:font-style-complex="normal"/>
    </style:style>
    <style:style style:name="P176" style:family="paragraph" style:parent-style-name="Standard">
      <style:text-properties fo:font-style="normal" style:text-underline-style="none" officeooo:rsid="00f990c2" officeooo:paragraph-rsid="00fde6f2" style:font-style-asian="normal" style:font-style-complex="normal"/>
    </style:style>
    <style:style style:name="P177" style:family="paragraph" style:parent-style-name="Standard">
      <style:text-properties fo:font-style="normal" style:text-underline-style="none" officeooo:rsid="00fde6f2" officeooo:paragraph-rsid="00fde6f2" style:font-style-asian="normal" style:font-style-complex="normal"/>
    </style:style>
    <style:style style:name="P178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179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180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181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182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183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184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185" style:family="paragraph" style:parent-style-name="Standard">
      <style:text-properties officeooo:rsid="0033fbdf" officeooo:paragraph-rsid="0033fbdf"/>
    </style:style>
    <style:style style:name="P186" style:family="paragraph" style:parent-style-name="Standard">
      <style:text-properties officeooo:rsid="0034ed8b" officeooo:paragraph-rsid="0034ed8b"/>
    </style:style>
    <style:style style:name="P187" style:family="paragraph" style:parent-style-name="Standard">
      <style:text-properties officeooo:rsid="0034ed8b" officeooo:paragraph-rsid="0106c767"/>
    </style:style>
    <style:style style:name="P188" style:family="paragraph" style:parent-style-name="Standard">
      <style:text-properties officeooo:paragraph-rsid="00367935"/>
    </style:style>
    <style:style style:name="P189" style:family="paragraph" style:parent-style-name="Standard">
      <style:text-properties fo:font-weight="normal" officeooo:rsid="003cb407" officeooo:paragraph-rsid="003cb407" style:font-weight-asian="normal" style:font-weight-complex="normal"/>
    </style:style>
    <style:style style:name="P190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191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192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193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194" style:family="paragraph" style:parent-style-name="Standard">
      <style:text-properties style:text-line-through-style="none" style:text-line-through-type="none" fo:font-style="italic" style:text-underline-style="none" officeooo:paragraph-rsid="00367935" style:font-style-asian="italic" style:font-style-complex="italic"/>
    </style:style>
    <style:style style:name="P195" style:family="paragraph" style:parent-style-name="Standard">
      <style:text-properties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196" style:family="paragraph" style:parent-style-name="Standard">
      <style:text-properties officeooo:rsid="0012a0dc" officeooo:paragraph-rsid="0012a0dc"/>
    </style:style>
    <style:style style:name="P197" style:family="paragraph" style:parent-style-name="Standard">
      <style:text-properties officeooo:paragraph-rsid="003eeb50"/>
    </style:style>
    <style:style style:name="P198" style:family="paragraph" style:parent-style-name="Standard">
      <style:text-properties officeooo:rsid="00205d85" officeooo:paragraph-rsid="005f7223"/>
    </style:style>
    <style:style style:name="P199" style:family="paragraph" style:parent-style-name="Standard">
      <style:text-properties officeooo:rsid="002436f5" officeooo:paragraph-rsid="00ed9297"/>
    </style:style>
    <style:style style:name="P200" style:family="paragraph" style:parent-style-name="Standard">
      <style:text-properties officeooo:rsid="0056d959" officeooo:paragraph-rsid="0056d959"/>
    </style:style>
    <style:style style:name="P201" style:family="paragraph" style:parent-style-name="Standard">
      <style:paragraph-properties fo:line-height="150%"/>
      <style:text-properties officeooo:paragraph-rsid="0013268f"/>
    </style:style>
    <style:style style:name="P202" style:family="paragraph" style:parent-style-name="Standard">
      <style:paragraph-properties fo:line-height="150%"/>
      <style:text-properties officeooo:paragraph-rsid="0040eb9d"/>
    </style:style>
    <style:style style:name="P203" style:family="paragraph" style:parent-style-name="Standard">
      <style:paragraph-properties fo:line-height="150%"/>
      <style:text-properties officeooo:paragraph-rsid="0045286d"/>
    </style:style>
    <style:style style:name="P204" style:family="paragraph" style:parent-style-name="Standard">
      <style:paragraph-properties fo:line-height="150%"/>
      <style:text-properties officeooo:paragraph-rsid="00c6421c"/>
    </style:style>
    <style:style style:name="P205" style:family="paragraph" style:parent-style-name="Standard">
      <style:paragraph-properties fo:line-height="150%"/>
      <style:text-properties officeooo:paragraph-rsid="007e5da6"/>
    </style:style>
    <style:style style:name="P206" style:family="paragraph" style:parent-style-name="Standard">
      <style:paragraph-properties fo:line-height="150%"/>
      <style:text-properties officeooo:paragraph-rsid="00fde6f2"/>
    </style:style>
    <style:style style:name="P207" style:family="paragraph" style:parent-style-name="Standard">
      <style:paragraph-properties fo:line-height="150%"/>
      <style:text-properties officeooo:paragraph-rsid="0106c767"/>
    </style:style>
    <style:style style:name="P208" style:family="paragraph" style:parent-style-name="Standard">
      <style:text-properties officeooo:paragraph-rsid="0071f6b3"/>
    </style:style>
    <style:style style:name="P209" style:family="paragraph" style:parent-style-name="Standard">
      <style:text-properties officeooo:paragraph-rsid="006a9ead"/>
    </style:style>
    <style:style style:name="P210" style:family="paragraph" style:parent-style-name="Standard">
      <style:text-properties officeooo:paragraph-rsid="007b744f"/>
    </style:style>
    <style:style style:name="P211" style:family="paragraph" style:parent-style-name="Standard">
      <style:text-properties officeooo:paragraph-rsid="007f9b5f"/>
    </style:style>
    <style:style style:name="P212" style:family="paragraph" style:parent-style-name="Standard">
      <style:text-properties officeooo:paragraph-rsid="005eeb02"/>
    </style:style>
    <style:style style:name="P213" style:family="paragraph" style:parent-style-name="Standard">
      <style:text-properties officeooo:paragraph-rsid="00883289"/>
    </style:style>
    <style:style style:name="P214" style:family="paragraph" style:parent-style-name="Standard">
      <style:text-properties officeooo:paragraph-rsid="00885557"/>
    </style:style>
    <style:style style:name="P215" style:family="paragraph" style:parent-style-name="Standard">
      <style:text-properties officeooo:rsid="008872eb" officeooo:paragraph-rsid="008872eb"/>
    </style:style>
    <style:style style:name="P216" style:family="paragraph" style:parent-style-name="Standard">
      <style:text-properties officeooo:paragraph-rsid="008d7148"/>
    </style:style>
    <style:style style:name="P217" style:family="paragraph" style:parent-style-name="Standard">
      <style:text-properties officeooo:paragraph-rsid="009622c6"/>
    </style:style>
    <style:style style:name="P218" style:family="paragraph" style:parent-style-name="Standard">
      <style:text-properties officeooo:paragraph-rsid="009af966"/>
    </style:style>
    <style:style style:name="P219" style:family="paragraph" style:parent-style-name="Standard">
      <style:text-properties officeooo:rsid="009e29ef" officeooo:paragraph-rsid="009e29ef"/>
    </style:style>
    <style:style style:name="P220" style:family="paragraph" style:parent-style-name="Standard">
      <style:text-properties officeooo:paragraph-rsid="00a75993"/>
    </style:style>
    <style:style style:name="P221" style:family="paragraph" style:parent-style-name="Standard">
      <style:text-properties officeooo:rsid="003eeb50" officeooo:paragraph-rsid="00ac1d69"/>
    </style:style>
    <style:style style:name="P222" style:family="paragraph" style:parent-style-name="Standard">
      <style:text-properties officeooo:paragraph-rsid="00b6be7d"/>
    </style:style>
    <style:style style:name="P223" style:family="paragraph" style:parent-style-name="Standard">
      <style:paragraph-properties fo:line-height="150%"/>
      <style:text-properties style:use-window-font-color="true" officeooo:rsid="00a8a4b1" officeooo:paragraph-rsid="00c0d7c6"/>
    </style:style>
    <style:style style:name="P224" style:family="paragraph" style:parent-style-name="Standard">
      <style:text-properties style:use-window-font-color="true" officeooo:paragraph-rsid="00c0d7c6"/>
    </style:style>
    <style:style style:name="P225" style:family="paragraph" style:parent-style-name="Standard">
      <style:text-properties style:use-window-font-color="true" fo:font-style="normal" style:text-underline-style="none" fo:font-weight="normal" officeooo:rsid="00af9194" officeooo:paragraph-rsid="00e09913" fo:background-color="transparent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style:use-window-font-color="true" fo:font-style="normal" style:text-underline-style="none" officeooo:rsid="00af9194" officeooo:paragraph-rsid="00c0d7c6" fo:background-color="transparent" style:font-style-asian="normal" style:font-style-complex="normal"/>
    </style:style>
    <style:style style:name="P227" style:family="paragraph" style:parent-style-name="Standard">
      <style:text-properties style:use-window-font-color="true" fo:font-style="normal" style:text-underline-style="none" officeooo:rsid="00afe3cb" officeooo:paragraph-rsid="00c0d7c6" fo:background-color="transparent" style:font-style-asian="normal" style:font-style-complex="normal"/>
    </style:style>
    <style:style style:name="P228" style:family="paragraph" style:parent-style-name="Standard">
      <style:text-properties style:use-window-font-color="true" fo:font-style="normal" style:text-underline-style="none" officeooo:rsid="00b1e303" officeooo:paragraph-rsid="00c0d7c6" fo:background-color="transparent" style:font-style-asian="normal" style:font-style-complex="normal"/>
    </style:style>
    <style:style style:name="P229" style:family="paragraph" style:parent-style-name="Standard">
      <style:text-properties officeooo:paragraph-rsid="00ba4170"/>
    </style:style>
    <style:style style:name="P230" style:family="paragraph" style:parent-style-name="Standard">
      <style:text-properties officeooo:paragraph-rsid="00bbbf73"/>
    </style:style>
    <style:style style:name="P231" style:family="paragraph" style:parent-style-name="Standard">
      <style:text-properties officeooo:rsid="00bd11a0" officeooo:paragraph-rsid="00bd11a0"/>
    </style:style>
    <style:style style:name="P232" style:family="paragraph" style:parent-style-name="Standard">
      <style:text-properties officeooo:paragraph-rsid="00be4749"/>
    </style:style>
    <style:style style:name="P233" style:family="paragraph" style:parent-style-name="Standard">
      <style:text-properties officeooo:rsid="00beb82f" officeooo:paragraph-rsid="00beb82f"/>
    </style:style>
    <style:style style:name="P234" style:family="paragraph" style:parent-style-name="Standard">
      <style:text-properties officeooo:paragraph-rsid="00beb82f"/>
    </style:style>
    <style:style style:name="P235" style:family="paragraph" style:parent-style-name="Standard">
      <style:text-properties officeooo:rsid="00c0d7c6" officeooo:paragraph-rsid="00c0d7c6"/>
    </style:style>
    <style:style style:name="P236" style:family="paragraph" style:parent-style-name="Standard">
      <style:text-properties officeooo:paragraph-rsid="008dd7a7"/>
    </style:style>
    <style:style style:name="P237" style:family="paragraph" style:parent-style-name="Standard">
      <style:text-properties officeooo:rsid="005521a3" officeooo:paragraph-rsid="005521a3"/>
    </style:style>
    <style:style style:name="P238" style:family="paragraph" style:parent-style-name="Standard">
      <style:text-properties officeooo:rsid="00ce5fa1" officeooo:paragraph-rsid="005521a3"/>
    </style:style>
    <style:style style:name="P239" style:family="paragraph" style:parent-style-name="Standard">
      <style:text-properties officeooo:rsid="00ce5fa1" officeooo:paragraph-rsid="00ce5fa1"/>
    </style:style>
    <style:style style:name="P240" style:family="paragraph" style:parent-style-name="Standard">
      <style:text-properties officeooo:paragraph-rsid="00ce5fa1"/>
    </style:style>
    <style:style style:name="P241" style:family="paragraph" style:parent-style-name="Standard">
      <style:text-properties officeooo:paragraph-rsid="00d2fc06"/>
    </style:style>
    <style:style style:name="P242" style:family="paragraph" style:parent-style-name="Standard">
      <style:paragraph-properties fo:line-height="150%"/>
      <style:text-properties officeooo:rsid="00d5826a" officeooo:paragraph-rsid="00d5826a"/>
    </style:style>
    <style:style style:name="P243" style:family="paragraph" style:parent-style-name="Standard">
      <style:text-properties officeooo:paragraph-rsid="00d77d7d"/>
    </style:style>
    <style:style style:name="P244" style:family="paragraph" style:parent-style-name="Standard">
      <style:text-properties officeooo:rsid="00d9c9e4" officeooo:paragraph-rsid="00d9c9e4"/>
    </style:style>
    <style:style style:name="P245" style:family="paragraph" style:parent-style-name="Standard">
      <style:text-properties officeooo:paragraph-rsid="00e4290b"/>
    </style:style>
    <style:style style:name="P246" style:family="paragraph" style:parent-style-name="Standard">
      <style:text-properties officeooo:paragraph-rsid="00e5f586"/>
    </style:style>
    <style:style style:name="P247" style:family="paragraph" style:parent-style-name="Standard">
      <style:text-properties officeooo:paragraph-rsid="00eb50e0"/>
    </style:style>
    <style:style style:name="P248" style:family="paragraph" style:parent-style-name="Standard">
      <style:text-properties officeooo:rsid="00f2503e" officeooo:paragraph-rsid="00f2503e"/>
    </style:style>
    <style:style style:name="P249" style:family="paragraph" style:parent-style-name="Standard">
      <style:paragraph-properties fo:line-height="150%"/>
      <style:text-properties officeooo:rsid="00f2503e" officeooo:paragraph-rsid="00f2503e"/>
    </style:style>
    <style:style style:name="P250" style:family="paragraph" style:parent-style-name="Standard">
      <style:text-properties officeooo:rsid="00d1487d" officeooo:paragraph-rsid="00d2fc06"/>
    </style:style>
    <style:style style:name="P251" style:family="paragraph" style:parent-style-name="Standard">
      <style:text-properties officeooo:paragraph-rsid="00f5260b"/>
    </style:style>
    <style:style style:name="P252" style:family="paragraph" style:parent-style-name="Standard">
      <style:text-properties officeooo:paragraph-rsid="00f55bb2"/>
    </style:style>
    <style:style style:name="P253" style:family="paragraph" style:parent-style-name="Standard">
      <style:text-properties officeooo:paragraph-rsid="00f8c8b1"/>
    </style:style>
    <style:style style:name="P254" style:family="paragraph" style:parent-style-name="Standard">
      <style:text-properties officeooo:paragraph-rsid="00fecca9"/>
    </style:style>
    <style:style style:name="P255" style:family="paragraph" style:parent-style-name="Standard">
      <style:text-properties officeooo:paragraph-rsid="00c0d7c6"/>
    </style:style>
    <style:style style:name="P256" style:family="paragraph" style:parent-style-name="Standard">
      <style:text-properties officeooo:paragraph-rsid="010c486e"/>
    </style:style>
    <style:style style:name="P257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258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259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260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261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262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263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264" style:family="paragraph" style:parent-style-name="Table_20_Contents">
      <style:paragraph-properties fo:text-align="center" style:justify-single-word="false"/>
    </style:style>
    <style:style style:name="P265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266" style:family="paragraph" style:parent-style-name="Table_20_Contents">
      <style:paragraph-properties fo:text-align="center" style:justify-single-word="false"/>
      <style:text-properties officeooo:rsid="00a07f5d" officeooo:paragraph-rsid="00a07f5d"/>
    </style:style>
    <style:style style:name="P267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268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269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270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271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272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273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274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275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276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277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278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279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280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281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282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283" style:family="paragraph" style:parent-style-name="Standard">
      <style:paragraph-properties fo:line-height="150%" fo:break-before="page"/>
      <style:text-properties fo:font-style="normal" officeooo:rsid="0012a0dc" officeooo:paragraph-rsid="0012a0dc" style:font-style-asian="normal" style:font-style-complex="normal"/>
    </style:style>
    <style:style style:name="P284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285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286" style:family="paragraph" style:parent-style-name="Standard">
      <style:paragraph-properties fo:break-before="page"/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287" style:family="paragraph" style:parent-style-name="Standard">
      <style:paragraph-properties fo:break-before="page"/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288" style:family="paragraph" style:parent-style-name="Standard">
      <style:paragraph-properties fo:break-before="page"/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289" style:family="paragraph" style:parent-style-name="Standard">
      <style:paragraph-properties fo:break-before="page"/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290" style:family="paragraph" style:parent-style-name="Standard">
      <style:paragraph-properties fo:line-height="150%" fo:break-before="page"/>
      <style:text-properties officeooo:paragraph-rsid="00cab904"/>
    </style:style>
    <style:style style:name="P291" style:family="paragraph" style:parent-style-name="Standard">
      <style:paragraph-properties fo:break-before="page"/>
      <style:text-properties fo:font-weight="bold" officeooo:rsid="0033fbdf" officeooo:paragraph-rsid="0033fbdf" style:font-weight-asian="bold" style:font-weight-complex="bold"/>
    </style:style>
    <style:style style:name="P29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293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294" style:family="paragraph" style:parent-style-name="Standard" style:list-style-name="L1">
      <style:text-properties officeooo:rsid="0013268f" officeooo:paragraph-rsid="0013268f"/>
    </style:style>
    <style:style style:name="P295" style:family="paragraph" style:parent-style-name="Standard" style:list-style-name="L2">
      <style:text-properties style:use-window-font-color="true" officeooo:rsid="00a8a4b1" officeooo:paragraph-rsid="00e38bf0"/>
    </style:style>
    <style:style style:name="P296" style:family="paragraph" style:parent-style-name="Standard" style:list-style-name="L2">
      <style:text-properties style:use-window-font-color="true" officeooo:rsid="00a8a4b1" officeooo:paragraph-rsid="00c0d7c6"/>
    </style:style>
    <style:style style:name="P297" style:family="paragraph" style:parent-style-name="Standard" style:list-style-name="L2">
      <style:text-properties style:use-window-font-color="true" officeooo:rsid="00a8a4b1" officeooo:paragraph-rsid="00e1434b"/>
    </style:style>
    <style:style style:name="P298" style:family="paragraph" style:parent-style-name="Standard" style:list-style-name="L2">
      <style:text-properties style:use-window-font-color="true" officeooo:rsid="00aa3d77" officeooo:paragraph-rsid="00e38bf0"/>
    </style:style>
    <style:style style:name="P299" style:family="paragraph" style:parent-style-name="Standard" style:list-style-name="L3">
      <style:text-properties style:use-window-font-color="true" officeooo:paragraph-rsid="00118c4a"/>
    </style:style>
    <style:style style:name="P300" style:family="paragraph" style:parent-style-name="Standard" style:list-style-name="L3">
      <style:text-properties style:use-window-font-color="true" officeooo:rsid="0011b025" officeooo:paragraph-rsid="0011b025"/>
    </style:style>
    <style:style style:name="P301" style:family="paragraph" style:parent-style-name="Standard" style:list-style-name="L4">
      <style:text-properties officeooo:rsid="0012a0dc" officeooo:paragraph-rsid="0012a0dc"/>
    </style:style>
    <style:style style:name="P302" style:family="paragraph" style:parent-style-name="Standard" style:list-style-name="L5">
      <style:text-properties officeooo:rsid="0033fbdf" officeooo:paragraph-rsid="0033fbdf"/>
    </style:style>
    <style:style style:name="P303" style:family="paragraph" style:parent-style-name="Standard" style:list-style-name="L9">
      <style:text-properties officeooo:rsid="0033fbdf" officeooo:paragraph-rsid="0106c767"/>
    </style:style>
    <style:style style:name="P304" style:family="paragraph" style:parent-style-name="Standard" style:list-style-name="L6">
      <style:text-properties officeooo:paragraph-rsid="005b5cd3"/>
    </style:style>
    <style:style style:name="P305" style:family="paragraph" style:parent-style-name="Standard" style:list-style-name="L7">
      <style:text-properties officeooo:paragraph-rsid="00367935"/>
    </style:style>
    <style:style style:name="P306" style:family="paragraph" style:parent-style-name="Standard" style:list-style-name="L7">
      <style:text-properties officeooo:rsid="00367935" officeooo:paragraph-rsid="00367935"/>
    </style:style>
    <style:style style:name="P307" style:family="paragraph" style:parent-style-name="Standard" style:list-style-name="L8">
      <style:text-properties officeooo:rsid="00386ddb" officeooo:paragraph-rsid="00386ddb"/>
    </style:style>
    <style:style style:name="P308" style:family="paragraph" style:parent-style-name="Standard" style:list-style-name="L10">
      <style:text-properties style:text-underline-style="none" fo:font-weight="normal" officeooo:rsid="0040eb9d" officeooo:paragraph-rsid="0040eb9d" style:font-weight-asian="normal" style:font-weight-complex="normal"/>
    </style:style>
    <style:style style:name="P309" style:family="paragraph" style:parent-style-name="Standard" style:list-style-name="L11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10" style:family="paragraph" style:parent-style-name="Standard" style:list-style-name="L12">
      <style:paragraph-properties fo:line-height="100%"/>
      <style:text-properties fo:font-style="normal" style:text-underline-style="none" fo:font-weight="normal" officeooo:rsid="00fde6f2" officeooo:paragraph-rsid="00fde6f2" style:font-style-asian="normal" style:font-weight-asian="normal" style:font-style-complex="normal" style:font-weight-complex="normal"/>
    </style:style>
    <style:style style:name="P311" style:family="paragraph" style:parent-style-name="Standard" style:list-style-name="L13"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312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13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14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15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16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17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18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319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320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321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322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323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324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325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326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327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328" style:family="paragraph" style:parent-style-name="Standard" style:list-style-name="L31">
      <style:text-properties fo:font-style="normal" style:text-underline-style="none" officeooo:rsid="00fde6f2" officeooo:paragraph-rsid="00fde6f2" style:font-style-asian="normal" style:font-style-complex="normal"/>
    </style:style>
    <style:style style:name="P329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330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331" style:family="paragraph" style:parent-style-name="Standard" style:list-style-name="L12">
      <style:paragraph-properties fo:line-height="100%"/>
      <style:text-properties officeooo:rsid="00fde6f2" officeooo:paragraph-rsid="00fde6f2"/>
    </style:style>
    <style:style style:name="P332" style:family="paragraph" style:parent-style-name="Standard" style:list-style-name="L20">
      <style:text-properties officeooo:paragraph-rsid="00a4ce44"/>
    </style:style>
    <style:style style:name="P333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334" style:family="paragraph" style:parent-style-name="Standard" style:list-style-name="L25">
      <style:text-properties officeooo:paragraph-rsid="00beb82f"/>
    </style:style>
    <style:style style:name="P335" style:family="paragraph" style:parent-style-name="Standard" style:list-style-name="L26">
      <style:text-properties officeooo:paragraph-rsid="00d139a0"/>
    </style:style>
    <style:style style:name="P336" style:family="paragraph" style:parent-style-name="Standard" style:list-style-name="L29">
      <style:text-properties officeooo:paragraph-rsid="00f2503e"/>
    </style:style>
    <style:style style:name="P337" style:family="paragraph" style:parent-style-name="Standard" style:list-style-name="L30">
      <style:text-properties officeooo:rsid="00f3f4f5" officeooo:paragraph-rsid="00f5260b"/>
    </style:style>
    <style:style style:name="P338" style:family="paragraph" style:parent-style-name="Standard" style:list-style-name="L30">
      <style:text-properties officeooo:rsid="00f3f4f5" officeooo:paragraph-rsid="00f3f4f5"/>
    </style:style>
    <style:style style:name="P339" style:family="paragraph" style:parent-style-name="Standard" style:list-style-name="L31">
      <style:text-properties officeooo:paragraph-rsid="00fde6f2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6" style:family="text">
      <style:text-properties fo:color="#1e90ff"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7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1e90ff" style:text-underline-style="none" fo:font-weight="normal" style:font-weight-asian="normal" style:font-weight-complex="normal"/>
    </style:style>
    <style:style style:name="T9" style:family="text">
      <style:text-properties fo:color="#228b22"/>
    </style:style>
    <style:style style:name="T10" style:family="text">
      <style:text-properties fo:color="#228b22" fo:font-style="italic" style:font-style-asian="italic" style:font-style-complex="italic"/>
    </style:style>
    <style:style style:name="T11" style:family="text">
      <style:text-properties fo:color="#ff00ff"/>
    </style:style>
    <style:style style:name="T12" style:family="text">
      <style:text-properties fo:color="#ff00ff" fo:font-style="italic" style:font-style-asian="italic" style:font-style-complex="itali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officeooo:rsid="0012a0dc"/>
    </style:style>
    <style:style style:name="T17" style:family="text">
      <style:text-properties fo:color="#0000ff"/>
    </style:style>
    <style:style style:name="T18" style:family="text">
      <style:text-properties fo:color="#0000ff" officeooo:rsid="0011b025"/>
    </style:style>
    <style:style style:name="T19" style:family="text">
      <style:text-properties fo:color="#0000ff" officeooo:rsid="0012a0dc"/>
    </style:style>
    <style:style style:name="T20" style:family="text">
      <style:text-properties fo:color="#0000ff" fo:font-style="italic" style:font-style-asian="italic" style:font-style-complex="italic"/>
    </style:style>
    <style:style style:name="T21" style:family="text">
      <style:text-properties fo:color="#000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22" style:family="text">
      <style:text-properties fo:color="#0000ff" officeooo:rsid="00367935"/>
    </style:style>
    <style:style style:name="T23" style:family="text">
      <style:text-properties fo:color="#0000ff" fo:font-weight="normal" officeooo:rsid="00367935" style:font-weight-asian="normal" style:font-weight-complex="normal"/>
    </style:style>
    <style:style style:name="T24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fo:color="#8b4513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officeooo:rsid="0013268f"/>
    </style:style>
    <style:style style:name="T28" style:family="text">
      <style:text-properties style:use-window-font-color="true" officeooo:rsid="0044d7a4"/>
    </style:style>
    <style:style style:name="T29" style:family="text">
      <style:text-properties style:use-window-font-color="true" style:text-underline-style="none" fo:font-weight="normal" style:font-weight-asian="normal" style:font-weight-complex="normal"/>
    </style:style>
    <style:style style:name="T30" style:family="text">
      <style:text-properties style:use-window-font-color="true"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31" style:family="text">
      <style:text-properties style:use-window-font-color="true" officeooo:rsid="0063f3c5"/>
    </style:style>
    <style:style style:name="T32" style:family="text">
      <style:text-properties style:use-window-font-color="true" officeooo:rsid="0027fcfd"/>
    </style:style>
    <style:style style:name="T33" style:family="text">
      <style:text-properties style:use-window-font-color="true" officeooo:rsid="01095847"/>
    </style:style>
    <style:style style:name="T34" style:family="text">
      <style:text-properties style:use-window-font-color="true" officeooo:rsid="0082538a"/>
    </style:style>
    <style:style style:name="T35" style:family="text">
      <style:text-properties style:use-window-font-color="true" officeooo:rsid="00c0d7c6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3c27f0" style:font-weight-asian="normal" style:font-weight-complex="normal"/>
    </style:style>
    <style:style style:name="T38" style:family="text">
      <style:text-properties fo:font-weight="normal" officeooo:rsid="003cb407" style:font-weight-asian="normal" style:font-weight-complex="normal"/>
    </style:style>
    <style:style style:name="T39" style:family="text">
      <style:text-properties fo:font-weight="normal" officeooo:rsid="00205d85" style:font-weight-asian="normal" style:font-weight-complex="normal"/>
    </style:style>
    <style:style style:name="T40" style:family="text">
      <style:text-properties fo:font-weight="normal" officeooo:rsid="00beb82f" style:font-weight-asian="normal" style:font-weight-complex="normal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256ecc" style:font-style-asian="italic" style:font-style-complex="italic"/>
    </style:style>
    <style:style style:name="T43" style:family="text">
      <style:text-properties fo:font-style="italic" officeooo:rsid="006317f8" style:font-style-asian="italic" style:font-style-complex="italic"/>
    </style:style>
    <style:style style:name="T44" style:family="text">
      <style:text-properties fo:font-style="italic" officeooo:rsid="00672a68" style:font-style-asian="italic" style:font-style-complex="italic"/>
    </style:style>
    <style:style style:name="T45" style:family="text">
      <style:text-properties fo:font-style="italic" officeooo:rsid="006c1d47" style:font-style-asian="italic" style:font-style-complex="italic"/>
    </style:style>
    <style:style style:name="T46" style:family="text">
      <style:text-properties fo:font-style="italic" officeooo:rsid="00838393" style:font-style-asian="italic" style:font-style-complex="italic"/>
    </style:style>
    <style:style style:name="T4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8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9" style:family="text">
      <style:text-properties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50" style:family="text">
      <style:text-properties fo:font-style="italic" style:text-underline-style="none" fo:font-weight="normal" officeooo:rsid="0022c018" style:font-style-asian="italic" style:font-weight-asian="normal" style:font-style-complex="italic" style:font-weight-complex="normal"/>
    </style:style>
    <style:style style:name="T51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52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53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54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55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56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57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58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59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60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61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62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63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64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65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66" style:family="text">
      <style:text-properties fo:font-style="italic" fo:font-weight="bold" officeooo:rsid="006317f8" style:font-style-asian="italic" style:font-weight-asian="bold" style:font-style-complex="italic" style:font-weight-complex="bold"/>
    </style:style>
    <style:style style:name="T67" style:family="text">
      <style:text-properties fo:font-style="italic" fo:font-weight="bold" officeooo:rsid="00672a68" style:font-style-asian="italic" style:font-weight-asian="bold" style:font-style-complex="italic" style:font-weight-complex="bold"/>
    </style:style>
    <style:style style:name="T6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9" style:family="text">
      <style:text-properties officeooo:rsid="00205d85"/>
    </style:style>
    <style:style style:name="T70" style:family="text">
      <style:text-properties officeooo:rsid="0027fcfd"/>
    </style:style>
    <style:style style:name="T71" style:family="text">
      <style:text-properties officeooo:rsid="0029525d"/>
    </style:style>
    <style:style style:name="T72" style:family="text">
      <style:text-properties officeooo:rsid="0034ed8b"/>
    </style:style>
    <style:style style:name="T73" style:family="text">
      <style:text-properties officeooo:rsid="00367935"/>
    </style:style>
    <style:style style:name="T74" style:family="text">
      <style:text-properties officeooo:rsid="00398ddf"/>
    </style:style>
    <style:style style:name="T75" style:family="text">
      <style:text-properties officeooo:rsid="003b4e50"/>
    </style:style>
    <style:style style:name="T76" style:family="text">
      <style:text-properties officeooo:rsid="0043121f"/>
    </style:style>
    <style:style style:name="T7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8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79" style:family="text">
      <style:text-properties fo:font-style="normal" style:text-underline-style="none" fo:font-weight="normal" officeooo:rsid="0045286d" style:font-style-asian="normal" style:font-weight-asian="normal" style:font-style-complex="normal" style:font-weight-complex="normal"/>
    </style:style>
    <style:style style:name="T80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81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82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83" style:family="text">
      <style:text-properties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84" style:family="text">
      <style:text-properties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85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86" style:family="text">
      <style:text-properties fo:font-style="normal" style:text-underline-style="none" fo:font-weight="normal" officeooo:rsid="0069ae25" style:font-style-asian="normal" style:font-weight-asian="normal" style:font-style-complex="normal" style:font-weight-complex="normal"/>
    </style:style>
    <style:style style:name="T87" style:family="text">
      <style:text-properties fo:font-style="normal" style:text-underline-style="none" fo:font-weight="normal" officeooo:rsid="0069fa4b" style:font-style-asian="normal" style:font-weight-asian="normal" style:font-style-complex="normal" style:font-weight-complex="normal"/>
    </style:style>
    <style:style style:name="T88" style:family="text">
      <style:text-properties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89" style:family="text">
      <style:text-properties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90" style:family="text">
      <style:text-properties fo:font-style="normal" style:text-underline-style="none" fo:font-weight="normal" officeooo:rsid="0071f6b3" style:font-style-asian="normal" style:font-weight-asian="normal" style:font-style-complex="normal" style:font-weight-complex="normal"/>
    </style:style>
    <style:style style:name="T91" style:family="text">
      <style:text-properties fo:font-style="normal" style:text-underline-style="none" fo:font-weight="normal" officeooo:rsid="00722a19" style:font-style-asian="normal" style:font-weight-asian="normal" style:font-style-complex="normal" style:font-weight-complex="normal"/>
    </style:style>
    <style:style style:name="T92" style:family="text">
      <style:text-properties fo:font-style="normal" style:text-underline-style="none" fo:font-weight="normal" officeooo:rsid="00759134" style:font-style-asian="normal" style:font-weight-asian="normal" style:font-style-complex="normal" style:font-weight-complex="normal"/>
    </style:style>
    <style:style style:name="T93" style:family="text">
      <style:text-properties fo:font-style="normal" style:text-underline-style="none" fo:font-weight="normal" officeooo:rsid="007b744f" style:font-style-asian="normal" style:font-weight-asian="normal" style:font-style-complex="normal" style:font-weight-complex="normal"/>
    </style:style>
    <style:style style:name="T94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95" style:family="text">
      <style:text-properties fo:font-style="normal" style:text-underline-style="none" fo:font-weight="normal" officeooo:rsid="007f9b5f" style:font-style-asian="normal" style:font-weight-asian="normal" style:font-style-complex="normal" style:font-weight-complex="normal"/>
    </style:style>
    <style:style style:name="T96" style:family="text">
      <style:text-properties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97" style:family="text">
      <style:text-properties fo:font-style="normal" style:text-underline-style="none" fo:font-weight="normal" officeooo:rsid="003cb407" style:font-style-asian="normal" style:font-weight-asian="normal" style:font-style-complex="normal" style:font-weight-complex="normal"/>
    </style:style>
    <style:style style:name="T98" style:family="text">
      <style:text-properties fo:font-style="normal" style:text-underline-style="none" fo:font-weight="normal" officeooo:rsid="0082538a" style:font-style-asian="normal" style:font-weight-asian="normal" style:font-style-complex="normal" style:font-weight-complex="normal"/>
    </style:style>
    <style:style style:name="T99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100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101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fecca9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20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121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122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123" style:family="text">
      <style:text-properties fo:font-style="normal" style:text-underline-style="none" fo:font-weight="bold" officeooo:rsid="0065ca74" style:font-style-asian="normal" style:font-weight-asian="bold" style:font-style-complex="normal" style:font-weight-complex="bold"/>
    </style:style>
    <style:style style:name="T124" style:family="text">
      <style:text-properties fo:font-style="normal" style:text-underline-style="none" fo:font-weight="bold" officeooo:rsid="007477e8" style:font-style-asian="normal" style:font-weight-asian="bold" style:font-style-complex="normal" style:font-weight-complex="bold"/>
    </style:style>
    <style:style style:name="T125" style:family="text">
      <style:text-properties fo:font-style="normal" style:text-underline-style="none" fo:font-weight="bold" officeooo:rsid="0081154c" style:font-style-asian="normal" style:font-weight-asian="bold" style:font-style-complex="normal" style:font-weight-complex="bold"/>
    </style:style>
    <style:style style:name="T126" style:family="text">
      <style:text-properties fo:font-style="normal" style:text-underline-style="none" fo:font-weight="bold" officeooo:rsid="00f8c8b1" style:font-style-asian="normal" style:font-weight-asian="bold" style:font-style-complex="normal" style:font-weight-complex="bold"/>
    </style:style>
    <style:style style:name="T127" style:family="text">
      <style:text-properties fo:font-style="normal" style:text-underline-style="none" style:font-style-asian="normal" style:font-style-complex="normal"/>
    </style:style>
    <style:style style:name="T128" style:family="text">
      <style:text-properties fo:font-style="normal" style:text-underline-style="none" officeooo:rsid="00a8a4b1" style:font-style-asian="normal" style:font-style-complex="normal"/>
    </style:style>
    <style:style style:name="T129" style:family="text">
      <style:text-properties fo:font-style="normal" style:text-underline-style="none" officeooo:rsid="00ba4170" style:font-style-asian="normal" style:font-style-complex="normal"/>
    </style:style>
    <style:style style:name="T130" style:family="text">
      <style:text-properties fo:font-style="normal" style:text-underline-style="none" officeooo:rsid="00b1e303" style:font-style-asian="normal" style:font-style-complex="normal"/>
    </style:style>
    <style:style style:name="T131" style:family="text">
      <style:text-properties fo:font-style="normal" style:text-underline-style="none" officeooo:rsid="00baae4f" style:font-style-asian="normal" style:font-style-complex="normal"/>
    </style:style>
    <style:style style:name="T132" style:family="text">
      <style:text-properties fo:font-style="normal" style:text-underline-style="none" officeooo:rsid="00bbbf73" style:font-style-asian="normal" style:font-style-complex="normal"/>
    </style:style>
    <style:style style:name="T133" style:family="text">
      <style:text-properties fo:font-style="normal" style:text-underline-style="none" officeooo:rsid="00be4749" style:font-style-asian="normal" style:font-style-complex="normal"/>
    </style:style>
    <style:style style:name="T134" style:family="text">
      <style:text-properties fo:font-style="normal" style:text-underline-style="none" officeooo:rsid="00d139a0" style:font-style-asian="normal" style:font-style-complex="normal"/>
    </style:style>
    <style:style style:name="T135" style:family="text">
      <style:text-properties fo:font-style="normal" style:text-underline-style="none" officeooo:rsid="00d1487d" style:font-style-asian="normal" style:font-style-complex="normal"/>
    </style:style>
    <style:style style:name="T136" style:family="text">
      <style:text-properties fo:font-style="normal" style:text-underline-style="none" officeooo:rsid="00d2fc06" style:font-style-asian="normal" style:font-style-complex="normal"/>
    </style:style>
    <style:style style:name="T137" style:family="text">
      <style:text-properties fo:font-style="normal" style:text-underline-style="none" officeooo:rsid="00d40111" style:font-style-asian="normal" style:font-style-complex="normal"/>
    </style:style>
    <style:style style:name="T138" style:family="text">
      <style:text-properties fo:font-style="normal" style:text-underline-style="none" officeooo:rsid="00d4c5ce" style:font-style-asian="normal" style:font-style-complex="normal"/>
    </style:style>
    <style:style style:name="T139" style:family="text">
      <style:text-properties fo:font-style="normal" style:text-underline-style="none" officeooo:rsid="00d708a6" style:font-style-asian="normal" style:font-style-complex="normal"/>
    </style:style>
    <style:style style:name="T140" style:family="text">
      <style:text-properties fo:font-style="normal" style:text-underline-style="none" officeooo:rsid="00d77d7d" style:font-style-asian="normal" style:font-style-complex="normal"/>
    </style:style>
    <style:style style:name="T141" style:family="text">
      <style:text-properties fo:font-style="normal" style:text-underline-style="none" officeooo:rsid="00d83381" style:font-style-asian="normal" style:font-style-complex="normal"/>
    </style:style>
    <style:style style:name="T142" style:family="text">
      <style:text-properties fo:font-style="normal" style:text-underline-style="none" officeooo:rsid="00d75809" style:font-style-asian="normal" style:font-style-complex="normal"/>
    </style:style>
    <style:style style:name="T143" style:family="text">
      <style:text-properties fo:font-style="normal" style:text-underline-style="none" officeooo:rsid="00dd6c8d" style:font-style-asian="normal" style:font-style-complex="normal"/>
    </style:style>
    <style:style style:name="T144" style:family="text">
      <style:text-properties fo:font-style="normal" style:text-underline-style="none" officeooo:rsid="00dedcd7" style:font-style-asian="normal" style:font-style-complex="normal"/>
    </style:style>
    <style:style style:name="T145" style:family="text">
      <style:text-properties fo:font-style="normal" style:text-underline-style="none" officeooo:rsid="00beb82f" style:font-style-asian="normal" style:font-style-complex="normal"/>
    </style:style>
    <style:style style:name="T146" style:family="text">
      <style:text-properties fo:font-style="normal" style:text-underline-style="none" officeooo:rsid="00e4290b" style:font-style-asian="normal" style:font-style-complex="normal"/>
    </style:style>
    <style:style style:name="T147" style:family="text">
      <style:text-properties fo:font-style="normal" style:text-underline-style="none" officeooo:rsid="00eb50e0" style:font-style-asian="normal" style:font-style-complex="normal"/>
    </style:style>
    <style:style style:name="T148" style:family="text">
      <style:text-properties fo:font-style="normal" style:text-underline-style="none" officeooo:rsid="00d9c9e4" style:font-style-asian="normal" style:font-style-complex="normal"/>
    </style:style>
    <style:style style:name="T149" style:family="text">
      <style:text-properties fo:font-style="normal" style:text-underline-style="none" officeooo:rsid="00ec1e8c" style:font-style-asian="normal" style:font-style-complex="normal"/>
    </style:style>
    <style:style style:name="T150" style:family="text">
      <style:text-properties fo:font-style="normal" style:text-underline-style="none" officeooo:rsid="00f0f7f8" style:font-style-asian="normal" style:font-style-complex="normal"/>
    </style:style>
    <style:style style:name="T151" style:family="text">
      <style:text-properties fo:font-style="normal" style:text-underline-style="none" officeooo:rsid="00f2503e" style:font-style-asian="normal" style:font-style-complex="normal"/>
    </style:style>
    <style:style style:name="T152" style:family="text">
      <style:text-properties fo:font-style="normal" style:text-underline-style="none" officeooo:rsid="00f5260b" style:font-style-asian="normal" style:font-style-complex="normal"/>
    </style:style>
    <style:style style:name="T153" style:family="text">
      <style:text-properties fo:font-style="normal" style:text-underline-style="none" officeooo:rsid="00f55bb2" style:font-style-asian="normal" style:font-style-complex="normal"/>
    </style:style>
    <style:style style:name="T154" style:family="text">
      <style:text-properties fo:font-style="normal" style:text-underline-style="none" officeooo:rsid="00f74e17" style:font-style-asian="normal" style:font-style-complex="normal"/>
    </style:style>
    <style:style style:name="T155" style:family="text">
      <style:text-properties fo:font-style="normal" style:text-underline-style="none" officeooo:rsid="00fbef0d" style:font-style-asian="normal" style:font-style-complex="normal"/>
    </style:style>
    <style:style style:name="T156" style:family="text">
      <style:text-properties fo:font-style="normal" style:text-underline-style="none" officeooo:rsid="00fde6f2" style:font-style-asian="normal" style:font-style-complex="normal"/>
    </style:style>
    <style:style style:name="T157" style:family="text">
      <style:text-properties fo:font-style="normal" style:text-underline-style="none" officeooo:rsid="010185dc" style:font-style-asian="normal" style:font-style-complex="normal"/>
    </style:style>
    <style:style style:name="T158" style:family="text">
      <style:text-properties fo:font-style="normal" style:text-underline-style="none" officeooo:rsid="0103be48" style:font-style-asian="normal" style:font-style-complex="normal"/>
    </style:style>
    <style:style style:name="T159" style:family="text">
      <style:text-properties fo:font-style="normal" style:text-underline-style="none" officeooo:rsid="010c486e" style:font-style-asian="normal" style:font-style-complex="normal"/>
    </style:style>
    <style:style style:name="T160" style:family="text">
      <style:text-properties fo:font-style="normal" style:text-underline-style="none" officeooo:rsid="010db770" style:font-style-asian="normal" style:font-style-complex="normal"/>
    </style:style>
    <style:style style:name="T161" style:family="text">
      <style:text-properties fo:font-style="normal" style:font-style-asian="normal" style:font-style-complex="normal"/>
    </style:style>
    <style:style style:name="T162" style:family="text">
      <style:text-properties fo:font-style="normal" officeooo:rsid="00524926" style:font-style-asian="normal" style:font-style-complex="normal"/>
    </style:style>
    <style:style style:name="T163" style:family="text">
      <style:text-properties fo:font-style="normal" officeooo:rsid="0033fbdf" style:font-style-asian="normal" style:font-style-complex="normal"/>
    </style:style>
    <style:style style:name="T164" style:family="text">
      <style:text-properties fo:font-style="normal" officeooo:rsid="0034ed8b" style:font-style-asian="normal" style:font-style-complex="normal"/>
    </style:style>
    <style:style style:name="T165" style:family="text">
      <style:text-properties fo:font-style="normal" officeooo:rsid="0052a33a" style:font-style-asian="normal" style:font-style-complex="normal"/>
    </style:style>
    <style:style style:name="T166" style:family="text">
      <style:text-properties fo:font-style="normal" officeooo:rsid="0012a0dc" style:font-style-asian="normal" style:font-style-complex="normal"/>
    </style:style>
    <style:style style:name="T167" style:family="text">
      <style:text-properties fo:font-style="normal" officeooo:rsid="005aa0ca" style:font-style-asian="normal" style:font-style-complex="normal"/>
    </style:style>
    <style:style style:name="T168" style:family="text">
      <style:text-properties fo:font-style="normal" officeooo:rsid="0092f82d" style:font-style-asian="normal" style:font-style-complex="normal"/>
    </style:style>
    <style:style style:name="T169" style:family="text">
      <style:text-properties fo:font-style="normal" officeooo:rsid="00c6421c" style:font-style-asian="normal" style:font-style-complex="normal"/>
    </style:style>
    <style:style style:name="T170" style:family="text">
      <style:text-properties fo:font-style="normal" officeooo:rsid="00cc5bce" style:font-style-asian="normal" style:font-style-complex="normal"/>
    </style:style>
    <style:style style:name="T171" style:family="text">
      <style:text-properties fo:font-style="normal" officeooo:rsid="0106c767" style:font-style-asian="normal" style:font-style-complex="normal"/>
    </style:style>
    <style:style style:name="T172" style:family="text">
      <style:text-properties officeooo:rsid="004d4d0b"/>
    </style:style>
    <style:style style:name="T173" style:family="text">
      <style:text-properties officeooo:rsid="0013268f"/>
    </style:style>
    <style:style style:name="T174" style:family="text">
      <style:text-properties officeooo:rsid="004f4350"/>
    </style:style>
    <style:style style:name="T175" style:family="text">
      <style:text-properties officeooo:rsid="00501b3c"/>
    </style:style>
    <style:style style:name="T176" style:family="text">
      <style:text-properties officeooo:rsid="00147dd9"/>
    </style:style>
    <style:style style:name="T177" style:family="text">
      <style:text-properties officeooo:rsid="005521a3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officeooo:rsid="005f7223" style:font-weight-asian="bold" style:font-weight-complex="bold"/>
    </style:style>
    <style:style style:name="T180" style:family="text">
      <style:text-properties officeooo:rsid="005b5cd3"/>
    </style:style>
    <style:style style:name="T181" style:family="text">
      <style:text-properties officeooo:rsid="005b5f51"/>
    </style:style>
    <style:style style:name="T182" style:family="text">
      <style:text-properties officeooo:rsid="005d12fa"/>
    </style:style>
    <style:style style:name="T183" style:family="text">
      <style:text-properties officeooo:rsid="003cb407"/>
    </style:style>
    <style:style style:name="T184" style:family="text">
      <style:text-properties officeooo:rsid="005f7223"/>
    </style:style>
    <style:style style:name="T185" style:family="text">
      <style:text-properties officeooo:rsid="006317f8"/>
    </style:style>
    <style:style style:name="T186" style:family="text">
      <style:text-properties officeooo:rsid="00672a68"/>
    </style:style>
    <style:style style:name="T187" style:family="text">
      <style:text-properties style:text-underline-style="none"/>
    </style:style>
    <style:style style:name="T188" style:family="text">
      <style:text-properties style:text-underline-style="none" fo:font-weight="normal" style:font-weight-asian="normal" style:font-weight-complex="normal"/>
    </style:style>
    <style:style style:name="T189" style:family="text">
      <style:text-properties style:text-underline-style="none" fo:font-weight="normal" officeooo:rsid="00721e09" style:font-weight-asian="normal" style:font-weight-complex="normal"/>
    </style:style>
    <style:style style:name="T190" style:family="text">
      <style:text-properties style:text-underline-style="none" fo:font-weight="normal" officeooo:rsid="00722a19" style:font-weight-asian="normal" style:font-weight-complex="normal"/>
    </style:style>
    <style:style style:name="T191" style:family="text">
      <style:text-properties style:text-underline-style="none" fo:font-weight="normal" officeooo:rsid="006a9ead" style:font-weight-asian="normal" style:font-weight-complex="normal"/>
    </style:style>
    <style:style style:name="T192" style:family="text">
      <style:text-properties style:text-underline-style="none" fo:font-weight="normal" officeooo:rsid="008d7148" style:font-weight-asian="normal" style:font-weight-complex="normal"/>
    </style:style>
    <style:style style:name="T193" style:family="text">
      <style:text-properties style:text-underline-style="none" fo:font-weight="normal" officeooo:rsid="00a639f7" style:font-weight-asian="normal" style:font-weight-complex="normal"/>
    </style:style>
    <style:style style:name="T194" style:family="text">
      <style:text-properties style:text-underline-style="none" fo:font-weight="normal" officeooo:rsid="00a69bec" style:font-weight-asian="normal" style:font-weight-complex="normal"/>
    </style:style>
    <style:style style:name="T195" style:family="text">
      <style:text-properties style:text-underline-style="none" fo:font-weight="normal" officeooo:rsid="009e29ef" style:font-weight-asian="normal" style:font-weight-complex="normal"/>
    </style:style>
    <style:style style:name="T196" style:family="text">
      <style:text-properties style:text-underline-style="none" fo:font-weight="normal" officeooo:rsid="00a75993" style:font-weight-asian="normal" style:font-weight-complex="normal"/>
    </style:style>
    <style:style style:name="T197" style:family="text">
      <style:text-properties style:text-underline-style="none" fo:font-weight="normal" officeooo:rsid="00e7b674" style:font-weight-asian="normal" style:font-weight-complex="normal"/>
    </style:style>
    <style:style style:name="T198" style:family="text">
      <style:text-properties style:text-underline-style="none" fo:font-weight="bold" style:font-weight-asian="bold" style:font-weight-complex="bold"/>
    </style:style>
    <style:style style:name="T199" style:family="text">
      <style:text-properties style:text-underline-style="none" fo:font-weight="bold" officeooo:rsid="00a75993" style:font-weight-asian="bold" style:font-weight-complex="bold"/>
    </style:style>
    <style:style style:name="T200" style:family="text">
      <style:text-properties style:text-underline-style="none" officeooo:rsid="00a639f7"/>
    </style:style>
    <style:style style:name="T201" style:family="text">
      <style:text-properties style:text-underline-style="none" officeooo:rsid="00bbbf73"/>
    </style:style>
    <style:style style:name="T202" style:family="text">
      <style:text-properties style:text-underline-style="none" officeooo:rsid="00d40111"/>
    </style:style>
    <style:style style:name="T203" style:family="text">
      <style:text-properties style:text-underline-style="none" officeooo:rsid="00d708a6"/>
    </style:style>
    <style:style style:name="T204" style:family="text">
      <style:text-properties style:text-underline-style="none" officeooo:rsid="00d5826a"/>
    </style:style>
    <style:style style:name="T205" style:family="text">
      <style:text-properties style:text-underline-style="none" officeooo:rsid="00d9c9e4"/>
    </style:style>
    <style:style style:name="T206" style:family="text">
      <style:text-properties style:text-underline-style="none" officeooo:rsid="00ec1e8c"/>
    </style:style>
    <style:style style:name="T207" style:family="text">
      <style:text-properties style:text-underline-style="none" officeooo:rsid="00fde6f2"/>
    </style:style>
    <style:style style:name="T208" style:family="text">
      <style:text-properties officeooo:rsid="0071f6b3"/>
    </style:style>
    <style:style style:name="T209" style:family="text">
      <style:text-properties officeooo:rsid="00722a19"/>
    </style:style>
    <style:style style:name="T210" style:family="text">
      <style:text-properties officeooo:rsid="007477e8"/>
    </style:style>
    <style:style style:name="T211" style:family="text">
      <style:text-properties officeooo:rsid="0080477a"/>
    </style:style>
    <style:style style:name="T212" style:family="text">
      <style:text-properties officeooo:rsid="0081154c"/>
    </style:style>
    <style:style style:name="T213" style:family="text">
      <style:text-properties officeooo:rsid="0082538a"/>
    </style:style>
    <style:style style:name="T214" style:family="text">
      <style:text-properties officeooo:rsid="00838393"/>
    </style:style>
    <style:style style:name="T215" style:family="text">
      <style:text-properties officeooo:rsid="008a06de"/>
    </style:style>
    <style:style style:name="T216" style:family="text">
      <style:text-properties officeooo:rsid="00937b11"/>
    </style:style>
    <style:style style:name="T217" style:family="text">
      <style:text-properties officeooo:rsid="0093b191"/>
    </style:style>
    <style:style style:name="T218" style:family="text">
      <style:text-properties officeooo:rsid="00b502cc"/>
    </style:style>
    <style:style style:name="T219" style:family="text">
      <style:text-properties officeooo:rsid="00ba4170"/>
    </style:style>
    <style:style style:name="T220" style:family="text">
      <style:text-properties officeooo:rsid="00bbbf73"/>
    </style:style>
    <style:style style:name="T221" style:family="text">
      <style:text-properties officeooo:rsid="00bd3f9d"/>
    </style:style>
    <style:style style:name="T222" style:family="text">
      <style:text-properties officeooo:rsid="00beb82f"/>
    </style:style>
    <style:style style:name="T223" style:family="text">
      <style:text-properties officeooo:rsid="00c2a166"/>
    </style:style>
    <style:style style:name="T224" style:family="text">
      <style:text-properties officeooo:rsid="00c7406f"/>
    </style:style>
    <style:style style:name="T225" style:family="text">
      <style:text-properties officeooo:rsid="00c93592"/>
    </style:style>
    <style:style style:name="T226" style:family="text">
      <style:text-properties officeooo:rsid="00ce5fa1"/>
    </style:style>
    <style:style style:name="T227" style:family="text">
      <style:text-properties officeooo:rsid="00cf9e9f"/>
    </style:style>
    <style:style style:name="T228" style:family="text">
      <style:text-properties officeooo:rsid="00d83381"/>
    </style:style>
    <style:style style:name="T229" style:family="text">
      <style:text-properties officeooo:rsid="00e09913"/>
    </style:style>
    <style:style style:name="T230" style:family="text">
      <style:text-properties officeooo:rsid="00ed9297"/>
    </style:style>
    <style:style style:name="T231" style:family="text">
      <style:text-properties officeooo:rsid="00ef4875"/>
    </style:style>
    <style:style style:name="T232" style:family="text">
      <style:text-properties officeooo:rsid="00f0f7f8"/>
    </style:style>
    <style:style style:name="T233" style:family="text">
      <style:text-properties officeooo:rsid="00f5260b"/>
    </style:style>
    <style:style style:name="T234" style:family="text">
      <style:text-properties officeooo:rsid="00fde6f2"/>
    </style:style>
    <style:style style:name="T235" style:family="text">
      <style:text-properties officeooo:rsid="010185dc"/>
    </style:style>
    <style:style style:name="T236" style:family="text">
      <style:text-properties officeooo:rsid="01023882"/>
    </style:style>
    <style:style style:name="T237" style:family="text">
      <style:text-properties officeooo:rsid="01095847"/>
    </style:style>
    <style:style style:name="T238" style:family="text">
      <style:text-properties officeooo:rsid="010f422a"/>
    </style:style>
    <style:style style:name="T239" style:family="text">
      <style:text-properties officeooo:rsid="01113d34"/>
    </style:style>
    <style:style style:name="T240" style:family="text">
      <style:text-properties officeooo:rsid="0118d97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77">А</text:span>нглийско<text:span text:style-name="T177">е</text:span> предложени<text:span text:style-name="T177">е</text:span></text:p>
      <text:p text:style-name="P1"/>
      <text:p text:style-name="P201"><text:span text:style-name="T173">Слова </text:span><text:span text:style-name="T174">в предложении </text:span><text:span text:style-name="T173">делятся на </text:span><text:span text:style-name="T237">две</text:span><text:span text:style-name="T173"> смысловые группы:</text:span></text:p>
      <text:list xml:id="list2836402235" text:style-name="L1">
        <text:list-item>
          <text:p text:style-name="P294">главные члены предложения — <text:span text:style-name="T213">это </text:span>подлежащее и сказуемое;</text:p>
        </text:list-item>
        <text:list-item>
          <text:p text:style-name="P294">второстепенные члены предложения — определение, дополнение и обстоятельтсво.</text:p>
        </text:list-item>
      </text:list>
      <text:p text:style-name="P68"/>
      <text:p text:style-name="P235">Подлежащее — этл автор действия (существительное в именительном падеже).</text:p>
      <text:p text:style-name="P235">Сказуемое — это действие совершенное автором (т. е. глагол).</text:p>
      <text:p text:style-name="P66"/>
      <text:p text:style-name="P255"><text:span text:style-name="T31">С</text:span><text:span text:style-name="T32">казуемое </text:span><text:span text:style-name="T31">п</text:span><text:span text:style-name="T32">очти всегда делится на </text:span><text:span text:style-name="T33">две</text:span><text:span text:style-name="T32"> части: </text:span><text:span text:style-name="T34">на </text:span><text:span text:style-name="T32">вспомогательный </text:span><text:span text:style-name="T35">глагол </text:span><text:span text:style-name="T32">и смысловой.</text:span></text:p>
      <text:p text:style-name="P224"><text:span text:style-name="T70">Вспомогательный глагол не переводится. Он </text:span><text:span text:style-name="T71">сообщает</text:span><text:span text:style-name="T70"> о том, в каком времени нужно переводить смысловой. Смысловой глогол передает суть действия.</text:span></text:p>
      <text:p text:style-name="P224"/>
      <text:p text:style-name="P223">Смысловой глагол имеет несколько форм:</text:p>
      <text:list xml:id="list2295599638" text:style-name="L2">
        <text:list-item>
          <text:p text:style-name="P295">начальная форма (инфинитив) — форма глагола, как в словаре (с частицей to);</text:p>
        </text:list-item>
        <text:list-item>
          <text:p text:style-name="P296">с окончанием -s (-es) — в утверждениях Present Simple после he/she/it;</text:p>
        </text:list-item>
        <text:list-item>
          <text:p text:style-name="P295">с окончанием -ing (причастие) — в основном для образования Present Continuous;</text:p>
        </text:list-item>
        <text:list-item>
          <text:p text:style-name="P297">2я форма <text:span text:style-name="T229">(с окончанием -ed)</text:span> — для образования Past Simple;</text:p>
        </text:list-item>
        <text:list-item>
          <text:p text:style-name="P298">3я форма (прошедшее причастие) — для времен группы Perfect и пассивного залога .</text:p>
        </text:list-item>
      </text:list>
      <text:p text:style-name="P226"/>
      <text:p text:style-name="P225">Если глагол заканчивается на -e, то её не надо писать 2 раза: chase → chased.</text:p>
      <text:p text:style-name="P226"/>
      <text:p text:style-name="P227">Если глагол заканчивается на глухой звук, то -ed читается как t, а если на звконкий </text:p>
      <text:p text:style-name="P227">согласный или на гласный звук — то как d: worked [воркт], played [плэйд].</text:p>
      <text:p text:style-name="P227"/>
      <text:p text:style-name="P228">Если глагол заканчивается на d или t, то -ed читается как id: recorded [рикодид]. </text:p>
      <text:p text:style-name="P69"/>
      <text:p text:style-name="P67">Дополнение — это то, на что направлено действие. Оно выражено существительным, </text:p>
      <text:p text:style-name="P67">перед которым может стоять предлог или глаголом, перед которым может стоять частица to<text:span text:style-name="T94">. <text:s/></text:span>Обычно оно стоит в конце предложения, но иногда может быть в начале.</text:p>
      <text:p text:style-name="P66"/>
      <text:p text:style-name="P70">Обстоятельство — это слово или группа слов, отвечающая на вопросы: как? когда? каким образом? и т. д. Оно обозначает: время, место, способ или причину действия.</text:p>
      <text:p text:style-name="P66"/>
      <text:p text:style-name="P197"><text:span text:style-name="T176">В английском </text:span><text:span text:style-name="T177">языке</text:span><text:span text:style-name="T176"> не бывает предложений без подлежащего и сказуемого.</text:span></text:p>
      <text:p text:style-name="P237">Исключение составляют разговорные фразы: nice to meet you и пр.</text:p>
      <text:p text:style-name="P238"/>
      <text:p text:style-name="P240"><text:span text:style-name="T226">Глагол have для he/she/it не пишется с онончанием -s, а </text:span><text:span text:style-name="T227">преобразуется</text:span><text:span text:style-name="T226"> в has. </text:span></text:p>
      <text:p text:style-name="P239">Местоимение I всегда пишется с большой буквы.</text:p>
      <text:p text:style-name="P2"/>
      <text:p text:style-name="P73"><text:span text:style-name="T223">Порядок слов в у</text:span>тведрдительны<text:span text:style-name="T223">х</text:span> и отрицательны<text:span text:style-name="T223">х</text:span> предложения<text:span text:style-name="T223">х</text:span>:</text:p>
      <text:list xml:id="list3631135422" text:style-name="L3">
        <text:list-item>
          <text:p text:style-name="P299"><text:span text:style-name="T14">подлежащее</text:span><text:span text:style-name="T1">;</text:span></text:p>
        </text:list-item>
        <text:list-item>
          <text:p text:style-name="P299"><text:span text:style-name="T18">сказуемое</text:span><text:span text:style-name="T2">;</text:span></text:p>
        </text:list-item>
        <text:list-item>
          <text:p text:style-name="P300"><text:span text:style-name="T9">дополнение</text:span>;</text:p>
        </text:list-item>
        <text:list-item>
          <text:p text:style-name="P300"><text:span text:style-name="T11">обстоятельство</text:span>.</text:p>
        </text:list-item>
      </text:list>
      <text:p text:style-name="P10"/>
      <text:p text:style-name="P11"><text:span text:style-name="T13">We</text:span> <text:span text:style-name="T17">do</text:span> <text:span text:style-name="T9">our work</text:span> <text:span text:style-name="T11">with pleasure</text:span> — <text:span text:style-name="T16">М</text:span>ы делаем нашу работу с удовол<text:span text:style-name="T16">ь</text:span>ствием.</text:p>
      <text:p text:style-name="P11"><text:span text:style-name="T13">They</text:span> <text:span text:style-name="T17">haven`t finish</text:span><text:span text:style-name="T19">ed</text:span> <text:span text:style-name="T9">their work</text:span> <text:span text:style-name="T11">in time</text:span> — <text:span text:style-name="T16">Они не закончили работу вовремя.</text:span></text:p>
      <text:p text:style-name="P12"><text:span text:style-name="T13">I</text:span> <text:span text:style-name="T17">will give</text:span> <text:span text:style-name="T9">you</text:span> <text:span text:style-name="T9">money</text:span> — Я дам тебе деньги.</text:p>
      <text:p text:style-name="P10"/>
      <text:p text:style-name="P81"/>
      <text:p text:style-name="P283"><text:span text:style-name="T223">Порядок слов в в</text:span>опросительны<text:span text:style-name="T223">х</text:span> предложения<text:span text:style-name="T223">х</text:span>:</text:p>
      <text:list xml:id="list2951260067" text:style-name="L4">
        <text:list-item>
          <text:p text:style-name="P301"><text:span text:style-name="T25">вопросительное слово</text:span>;</text:p>
        </text:list-item>
        <text:list-item>
          <text:p text:style-name="P301"><text:span text:style-name="T3">вспомогательный глагол</text:span><text:span text:style-name="T17"> </text:span><text:span text:style-name="T27">(часть сказуемого)</text:span><text:span text:style-name="T26">;</text:span></text:p>
        </text:list-item>
        <text:list-item>
          <text:p text:style-name="P301"><text:span text:style-name="T13">подлежащее</text:span>;</text:p>
        </text:list-item>
        <text:list-item>
          <text:p text:style-name="P301"><text:span text:style-name="T17">смысловой глагол</text:span><text:span text:style-name="T3"> </text:span><text:span text:style-name="T27">(часть сказуемого)</text:span><text:span text:style-name="T26">;</text:span></text:p>
        </text:list-item>
        <text:list-item>
          <text:p text:style-name="P301"><text:span text:style-name="T9">дополнение</text:span>;</text:p>
        </text:list-item>
        <text:list-item>
          <text:p text:style-name="P301"><text:span text:style-name="T11">обстоятельство</text:span>.</text:p>
        </text:list-item>
      </text:list>
      <text:p text:style-name="P196"/>
      <text:p text:style-name="P13"><text:span text:style-name="T25">What</text:span> <text:span text:style-name="T3">are</text:span> <text:span text:style-name="T13">you</text:span> <text:span text:style-name="T17">doing</text:span> <text:span text:style-name="T11">here</text:span>? <text:span text:style-name="T69">—</text:span> Что ты здесь делаешь?</text:p>
      <text:p text:style-name="P198"><text:span text:style-name="T4">Do</text:span><text:span text:style-name="T41"> </text:span><text:span text:style-name="T15">you</text:span><text:span text:style-name="T41"> </text:span><text:span text:style-name="T20">want</text:span><text:span text:style-name="T10"> to live </text:span><text:span text:style-name="T12">in Spain</text:span><text:span text:style-name="T41">? — Ты хочешь жить в Испании?</text:span></text:p>
      <text:p text:style-name="P82"/>
      <text:p text:style-name="P232"><text:span text:style-name="T166">Вопрос не всегда бывает полным, какого-то элемента может не быть, </text:span><text:span text:style-name="T167">но при этом всегда </text:span></text:p>
      <text:p text:style-name="P72">есть подлежащие и вспомогательный глагол.</text:p>
      <text:p text:style-name="P71"/>
      <text:p text:style-name="P212"><text:span text:style-name="T97">Общий вопрос начинается со вспомогательного глагола и подразумевает ответ «</text:span><text:span text:style-name="T98">да/нет»</text:span><text:span text:style-name="T97">.</text:span></text:p>
      <text:p text:style-name="P88"/>
      <text:p text:style-name="P212"><text:span text:style-name="T83">Чтобы коротко ответить на </text:span><text:span text:style-name="T84">такой </text:span><text:span text:style-name="T83">вопрос, недостаточно просто написать «yes/no». Нужно также добавить корешок — местоимение со вспомогательным глаголом. Вспомогательный глагол будет указывает на мысль, которая была сказана в предыдушем предложении:</text:span></text:p>
      <text:p text:style-name="P97"/>
      <text:p text:style-name="P40"><text:span text:style-name="T178">Do you play</text:span> the piano? <text:span text:style-name="T69">—</text:span> Yes, <text:span text:style-name="T179">I do</text:span><text:span text:style-name="T184">.</text:span></text:p>
      <text:p text:style-name="P40"><text:span text:style-name="T179">Does Rita play</text:span><text:span text:style-name="T184"> football? </text:span><text:span text:style-name="T69">— </text:span><text:span text:style-name="T184">No, </text:span><text:span text:style-name="T179">she doesn`t</text:span><text:span text:style-name="T184">.</text:span> </text:p>
      <text:p text:style-name="P40"/>
      <text:p text:style-name="P89"><text:span text:style-name="T183">Специальный вопрос начинается с вопросительного слова </text:span><text:span text:style-name="T186">или связки</text:span><text:span text:style-name="T183">. </text:span><text:span text:style-name="T185">Он служит, чтобы узнать дополнительную информацию.</text:span><text:span text:style-name="T183"> </text:span><text:span text:style-name="T185">После вопросительного слова обычно стоит существительное: </text:span><text:span text:style-name="T43">What </text:span><text:span text:style-name="T66">car</text:span><text:span text:style-name="T43"> does he have? </text:span><text:span text:style-name="T44">How much </text:span><text:span text:style-name="T67">money</text:span><text:span text:style-name="T44"> dow we have?</text:span></text:p>
      <text:p text:style-name="P40"/>
      <text:p text:style-name="P195">В английском языке всего 2 падежа: именительный и объектный. <text:s/></text:p>
      <text:p text:style-name="P221"><text:span text:style-name="T38">В предложениях, которые используют глаголы: </text:span><text:span text:style-name="T37">like, have, enjoy, need, </text:span><text:span text:style-name="T38">подлежащие </text:span></text:p>
      <text:p text:style-name="P221"><text:span text:style-name="T38">не переводятся на русский в именительном падеже</text:span><text:span text:style-name="T39">:</text:span></text:p>
      <text:p text:style-name="P189"/>
      <text:p text:style-name="P33"><text:span text:style-name="T26">I l</text:span>ike my job — Мне нравится моя работа (а не «Я нравится моя работа»).</text:p>
      <text:p text:style-name="P33"/>
      <text:p text:style-name="P9"><text:span text:style-name="T231">Настоящее.</text:span> Present</text:p>
      <text:p text:style-name="P182"/>
      <text:p text:style-name="P182">Present Simple (я делаю это сейчас):</text:p>
      <text:p text:style-name="P35">I live in Spain — Я живу в испании (факт).</text:p>
      <text:p text:style-name="P183"/>
      <text:p text:style-name="P182">Present Continuous (я делаю это прямо сейчас):</text:p>
      <text:p text:style-name="P31">I am reading a book — Я читаю книгу (именно сейчас).</text:p>
      <text:p text:style-name="P184"/>
      <text:p text:style-name="P182">Present Perfect (я сделал это ранее, но именно сейчас это важно):</text:p>
      <text:p text:style-name="P34">I have lost the keys — Я потерял ключи (результат).</text:p>
      <text:p text:style-name="P34"/>
      <text:p text:style-name="P182">Present Perfect <text:span text:style-name="T230">Continuous (я делаю это уже какое-то время):</text:span></text:p>
      <text:p text:style-name="P199"><text:span text:style-name="T42">I have been reading for 2 hours — </text:span><text:span text:style-name="T62">Я читаю уже 2 часа</text:span></text:p>
      <text:p text:style-name="P53"/>
      <text:p text:style-name="P122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: </text:p>
      <text:p text:style-name="P291">Present Simple</text:p>
      <text:p text:style-name="P185"/>
      <text:p text:style-name="P75">Используется чтобы:</text:p>
      <text:list xml:id="list2458600653" text:style-name="L5">
        <text:list-item>
          <text:p text:style-name="P302">сообщить факты настоящего, описать текущую реальность;</text:p>
        </text:list-item>
        <text:list-item>
          <text:p text:style-name="P302">говорить о событиях, которые происходят с какой-то регулярностью.</text:p>
        </text:list-item>
      </text:list>
      <text:p text:style-name="P17"/>
      <text:p text:style-name="P74">В утверждениях глагол используется в 2х вариантах:</text:p>
      <text:list xml:id="list3190361228" text:style-name="L6">
        <text:list-item>
          <text:p text:style-name="P304">без изменений, если подлежащее в первом лице или множеств<text:span text:style-name="T213">ен.</text:span> числе (<text:span text:style-name="T180">I</text:span>, <text:span text:style-name="T180">you</text:span>, <text:span text:style-name="T180">we,</text:span> <text:span text:style-name="T180">they</text:span>);</text:p>
        </text:list-item>
        <text:list-item>
          <text:p text:style-name="P304"><text:span text:style-name="T72">с окончанием -s </text:span><text:span text:style-name="T73">(-es)</text:span><text:span text:style-name="T72">, если подлежащ</text:span><text:span text:style-name="T181">ее</text:span><text:span text:style-name="T72"> в третьем лице, единств</text:span><text:span text:style-name="T182">ен</text:span><text:span text:style-name="T213">ном</text:span><text:span text:style-name="T72"> числе (</text:span><text:span text:style-name="T180">he</text:span><text:span text:style-name="T72">, </text:span><text:span text:style-name="T180">she</text:span><text:span text:style-name="T72">, </text:span><text:span text:style-name="T180">it</text:span><text:span text:style-name="T72">);</text:span></text:p>
        </text:list-item>
      </text:list>
      <text:p text:style-name="P186"/>
      <text:p text:style-name="P193">I <text:span text:style-name="T17">live</text:span> in New York — Я живу в Нью Йорке.</text:p>
      <text:p text:style-name="P194"><text:span text:style-name="T73">Peter </text:span><text:span text:style-name="T22">work</text:span><text:span text:style-name="T23">s</text:span><text:span text:style-name="T73"> in New York — Питер работает в Нью Йорке;</text:span></text:p>
      <text:p text:style-name="P188"/>
      <text:p text:style-name="P77">Окончание -es ставится, если глагол заканчивается: на гласную букву, </text:p>
      <text:p text:style-name="P76">на шипящий звук (sh, ch) <text:span text:style-name="T175">или</text:span> на букву s/x:</text:p>
      <text:list xml:id="list900163922" text:style-name="L7">
        <text:list-item>
          <text:p text:style-name="P306"><text:span text:style-name="T74">go — </text:span>goes;</text:p>
        </text:list-item>
        <text:list-item>
          <text:p text:style-name="P306"><text:span text:style-name="T74">teach — </text:span>teaches;</text:p>
        </text:list-item>
        <text:list-item>
          <text:p text:style-name="P305"><text:span text:style-name="T74">mix — </text:span><text:span text:style-name="T73">mixes.</text:span></text:p>
        </text:list-item>
      </text:list>
      <text:p text:style-name="P185"/>
      <text:p text:style-name="P79">Если глагол заканчивается на букву y, перед которой согласная, то вместо y </text:p>
      <text:p text:style-name="P78">пишется i <text:span text:style-name="T75">(помимо добавления -es)</text:span>:</text:p>
      <text:list xml:id="list772325482" text:style-name="L8">
        <text:list-item>
          <text:p text:style-name="P307">fly — flies; </text:p>
        </text:list-item>
        <text:list-item>
          <text:p text:style-name="P307">cry — cries.</text:p>
        </text:list-item>
      </text:list>
      <text:p text:style-name="P185"/>
      <text:p text:style-name="P207"><text:span text:style-name="T162">П</text:span><text:span text:style-name="T163">еред сказуемым часто </text:span><text:span text:style-name="T165">стоят</text:span><text:span text:style-name="T163"> маячки времени </text:span><text:span text:style-name="T171">(</text:span><text:span text:style-name="T163">наречия частности</text:span><text:span text:style-name="T171">)</text:span><text:span text:style-name="T164">:</text:span></text:p>
      <text:list xml:id="list2064347057" text:style-name="L9">
        <text:list-item>
          <text:p text:style-name="P303">always - <text:span text:style-name="T72">всегда</text:span>;</text:p>
        </text:list-item>
        <text:list-item>
          <text:p text:style-name="P303">usually - <text:span text:style-name="T72">обычно</text:span>;</text:p>
        </text:list-item>
        <text:list-item>
          <text:p text:style-name="P303">often - <text:span text:style-name="T72">часто</text:span>;</text:p>
        </text:list-item>
        <text:list-item>
          <text:p text:style-name="P303">sometimes - <text:span text:style-name="T72">иногда</text:span>;</text:p>
        </text:list-item>
        <text:list-item>
          <text:p text:style-name="P303">never — <text:span text:style-name="T72">никогда</text:span>.</text:p>
        </text:list-item>
      </text:list>
      <text:p text:style-name="P18"/>
      <text:p text:style-name="P187"><text:span text:style-name="T41">I </text:span><text:span text:style-name="T68">always</text:span><text:span text:style-name="T41"> wash my hands before eating — Я всегда мою руки перед едой.</text:span></text:p>
      <text:p text:style-name="P185"/>
      <text:p text:style-name="P3">Отрицания в Present Simple</text:p>
      <text:p text:style-name="P3"/>
      <text:p text:style-name="P202"><text:span text:style-name="T81">Использу</text:span><text:span text:style-name="T82">ю</text:span><text:span text:style-name="T81">тся чтобы сказать о том, что что-либо:</text:span></text:p>
      <text:list xml:id="list373030483" text:style-name="L10">
        <text:list-item>
          <text:p text:style-name="P308">не является фактом настоящего <text:span text:style-name="T182">или истиной</text:span>;</text:p>
        </text:list-item>
        <text:list-item>
          <text:p text:style-name="P308">не происходит с какой-то регулярностью.</text:p>
        </text:list-item>
      </text:list>
      <text:p text:style-name="P192"/>
      <text:p text:style-name="P191">За отрицание отвечает частица not, которая идет в паре со вспомогательным глаголом do.</text:p>
      <text:p text:style-name="P191">Если подлежащее he/she/it, то испольузется does. <text:span text:style-name="T172">Смысловой глагол без изменений.</text:span></text:p>
      <text:p text:style-name="P190"/>
      <text:p text:style-name="P36">People <text:span text:style-name="T3">do </text:span><text:span text:style-name="T28">not</text:span> <text:span text:style-name="T17">live</text:span> in space — Люди не живут в космосе.</text:p>
      <text:p text:style-name="P36">Water <text:span text:style-name="T3">does </text:span><text:span text:style-name="T28">not</text:span> <text:span text:style-name="T17">boil</text:span> at 50 degrees Celsius — Вода не кипит при 50 грудусах.</text:p>
      <text:p text:style-name="P36"/>
      <text:p text:style-name="P203"><text:span text:style-name="T78">Практически всегда do/</text:span><text:span text:style-name="T79">does</text:span><text:span text:style-name="T78"> not использу</text:span><text:span text:style-name="T80">е</text:span><text:span text:style-name="T78">тся в сокращении: </text:span></text:p>
      <text:p text:style-name="P37">We don`t drink whisky — Мы не пьем виски.</text:p>
      <text:p text:style-name="P38">He doesn`t drink tea — Он не пьет чай.</text:p>
      <text:p text:style-name="P129"/>
      <text:p text:style-name="P286">Вопросы в Present Simple</text:p>
      <text:p text:style-name="P37"/>
      <text:p text:style-name="P87">Используюся чтобы:</text:p>
      <text:list xml:id="list95294757" text:style-name="L11">
        <text:list-item>
          <text:p text:style-name="P309">узнать о фактах настоящего;</text:p>
        </text:list-item>
        <text:list-item>
          <text:p text:style-name="P309">о событиях, которые происходят с какой-то регулярностью.</text:p>
        </text:list-item>
      </text:list>
      <text:p text:style-name="P86"/>
      <text:p text:style-name="P86">Вопрос задается с помощью вспомогательного глагола do/does, который ставится перед подлежащим. Смысловой глагол без изменений (в начальной форме).</text:p>
      <text:p text:style-name="P86"/>
      <text:p text:style-name="P200"><text:span text:style-name="T7">Do</text:span><text:span text:style-name="T77"> you </text:span><text:span text:style-name="T24">like</text:span><text:span text:style-name="T77"> action movies? </text:span><text:span text:style-name="T48">— </text:span><text:span text:style-name="T77">Тебе нравятся экшен фильмы? </text:span></text:p>
      <text:p text:style-name="P39">What books <text:span text:style-name="T3">do</text:span> you <text:span text:style-name="T17">read</text:span>? <text:span text:style-name="T76">—</text:span> Какие книги тебе нравятся?</text:p>
      <text:p text:style-name="P6"/>
      <text:p text:style-name="P6">Глаголы <text:span text:style-name="T210">d</text:span>o и <text:span text:style-name="T210">b</text:span>e <text:span text:style-name="T212">в Present Simple</text:span></text:p>
      <text:p text:style-name="P4"/>
      <text:p text:style-name="P208"><text:span text:style-name="T90">Глагол</text:span><text:span text:style-name="T85"> d</text:span><text:span text:style-name="T86">o </text:span><text:span text:style-name="T87">означает</text:span><text:span text:style-name="T86"> «делать». В предложении </text:span><text:span text:style-name="T90">он</text:span><text:span text:style-name="T86"> может может встречаться несколько раз, </text:span></text:p>
      <text:p text:style-name="P208"><text:span text:style-name="T86">в качестве вспомогательного и смыслового: </text:span><text:span text:style-name="T49">What </text:span><text:span text:style-name="T5">do</text:span><text:span text:style-name="T49"> you </text:span><text:span text:style-name="T21">do</text:span><text:span text:style-name="T49">? </text:span><text:span text:style-name="T50">— </text:span><text:span text:style-name="T49">Что ты делаешь? </text:span></text:p>
      <text:p text:style-name="P49"/>
      <text:p text:style-name="P205"><text:span text:style-name="T96">To </text:span><text:span text:style-name="T85">be — </text:span><text:span text:style-name="T89">это начальная форма глагола</text:span><text:span text:style-name="T85"> «быть». <text:s/></text:span><text:span text:style-name="T90">Он</text:span><text:span text:style-name="T118">а</text:span><text:span text:style-name="T85"> меняется в завис</text:span><text:span text:style-name="T90">имости</text:span><text:span text:style-name="T85"> от подлежащего: </text:span></text:p>
      <text:list xml:id="list4014865873" text:style-name="L12">
        <text:list-item>
          <text:p text:style-name="P331"><text:span text:style-name="T85">a</text:span><text:span text:style-name="T77">m — если подлежащее в первом лице (I);</text:span></text:p>
        </text:list-item>
        <text:list-item>
          <text:p text:style-name="P310">is — если подлежащее в третьем лице, единственном числе (he/she/it);</text:p>
        </text:list-item>
        <text:list-item>
          <text:p text:style-name="P310">are — если подлежащее во множественном числе (you/we/they).</text:p>
        </text:list-item>
      </text:list>
      <text:p text:style-name="P93"/>
      <text:p text:style-name="P211"><text:span text:style-name="T87">Э</text:span><text:span text:style-name="T91">ти формы </text:span><text:span text:style-name="T95">глагола</text:span><text:span text:style-name="T91"> </text:span><text:span text:style-name="T118">be </text:span><text:span text:style-name="T91">заменяют собой сказуемое в тех </text:span><text:span text:style-name="T92">ситуациях</text:span><text:span text:style-name="T91">, </text:span><text:span text:style-name="T92">когда</text:span><text:span text:style-name="T91"> оно отсутсвует</text:span></text:p>
      <text:p text:style-name="P254"><text:span text:style-name="T96">и помогают привязать предложение ко времени </text:span><text:span text:style-name="T91">(т. к. </text:span><text:span text:style-name="T90">для английского языка </text:span></text:p>
      <text:p text:style-name="P254"><text:span text:style-name="T90">не характерно, когда в предложении нет </text:span><text:span text:style-name="T91">сказуемого).</text:span></text:p>
      <text:p text:style-name="P92"/>
      <text:p text:style-name="P209"><text:span text:style-name="T30">I </text:span><text:span text:style-name="T6">am</text:span><text:span text:style-name="T51"> a doctor — Я (</text:span><text:span text:style-name="T52">есть</text:span><text:span text:style-name="T51">) доктор.</text:span></text:p>
      <text:p text:style-name="P16"><text:span text:style-name="T29">We</text:span><text:span text:style-name="T188"> </text:span><text:span text:style-name="T8">are</text:span><text:span text:style-name="T188"> happy </text:span><text:span text:style-name="T191">— </text:span><text:span text:style-name="T188">Мы (есть) счастливы.</text:span></text:p>
      <text:p text:style-name="P94"/>
      <text:p text:style-name="P105"><text:span text:style-name="T208">Г</text:span>лагол <text:span text:style-name="T208">be </text:span>появляется, когда говорят:</text:p>
      <text:list xml:id="list3285932471" text:style-name="L13">
        <text:list-item>
          <text:p text:style-name="P311">кто человек по профессии <text:span text:style-name="T214">(</text:span><text:span text:style-name="T45">I am a football player</text:span><text:span text:style-name="T46">)</text:span>;</text:p>
        </text:list-item>
        <text:list-item>
          <text:p text:style-name="P311">в каком состоянии человек или объект <text:span text:style-name="T214">(</text:span><text:span text:style-name="T45">This dress is blue</text:span><text:span text:style-name="T46">)</text:span>;</text:p>
        </text:list-item>
        <text:list-item>
          <text:p text:style-name="P311">где находится человек или объект <text:span text:style-name="T214">(</text:span><text:span text:style-name="T45">Molly is in her office now</text:span><text:span text:style-name="T46">)</text:span>;</text:p>
        </text:list-item>
      </text:list>
      <text:p text:style-name="P91"/>
      <text:p text:style-name="P210"><text:span text:style-name="T96">Глагол</text:span><text:span text:style-name="T88"> be может использоваться в связке с прилагательным. </text:span><text:span text:style-name="T93">При переводе таких связок можно подобрать отдельный глагол, которого нет в английском.</text:span></text:p>
      <text:p text:style-name="P90"/>
      <text:p text:style-name="P245"><text:span text:style-name="T53">I </text:span><text:span text:style-name="T64">am interested</text:span><text:span text:style-name="T53"> in art — Я</text:span><text:span text:style-name="T54"> </text:span><text:span text:style-name="T65">интересуюсь</text:span><text:span text:style-name="T63"> </text:span><text:span text:style-name="T54">искусством </text:span><text:span text:style-name="T63">(есть заинтересованный)</text:span><text:span text:style-name="T54">.</text:span></text:p>
      <text:p text:style-name="P214"><text:span text:style-name="T54">My hands </text:span><text:span text:style-name="T65">are cold</text:span><text:span text:style-name="T54"> — Мои руки</text:span><text:span text:style-name="T55"> </text:span><text:span text:style-name="T65">замерзли </text:span><text:span text:style-name="T63">(есть замерзшие)</text:span><text:span text:style-name="T55">.</text:span></text:p>
      <text:p text:style-name="P41"/>
      <text:p text:style-name="P95">В вопросительных предложениях глагол be меняется местами с подлежащим, </text:p>
      <text:p text:style-name="P95">а в отрицательных, используется с частицей not:</text:p>
      <text:p text:style-name="P95"/>
      <text:p text:style-name="P14"><text:span text:style-name="T189">I </text:span><text:span text:style-name="T188">am not a student — Я не студент.</text:span></text:p>
      <text:p text:style-name="P43">We are not English speakers — Они не англоговорящие люди.</text:p>
      <text:p text:style-name="P14"><text:span text:style-name="T189">I</text:span><text:span text:style-name="T188">s it dark? — Сейчас темно?</text:span></text:p>
      <text:p text:style-name="P43">Are they hungry? — Они голодны?</text:p>
      <text:p text:style-name="P43"/>
      <text:p text:style-name="P96">Если перед <text:span text:style-name="T211">am/is/are</text:span> нет вопросительного слова, то это общий вопрос. </text:p>
      <text:p text:style-name="P96">В корешке ответа вместо do/does используется am/is/are:</text:p>
      <text:p text:style-name="P96"/>
      <text:p text:style-name="P15"><text:soft-page-break/><text:span text:style-name="T188">Am I in danger? Yes, you are. </text:span><text:span text:style-name="T190">—</text:span><text:span text:style-name="T188"> Я в опасности? Да.</text:span></text:p>
      <text:p text:style-name="P15"><text:span text:style-name="T188">Is John married? - No, he isn`t. </text:span><text:span text:style-name="T190">— </text:span><text:span text:style-name="T188">Джон женат? </text:span><text:span text:style-name="T190">— </text:span><text:span text:style-name="T188">Нет.</text:span></text:p>
      <text:p text:style-name="P42"/>
      <text:p text:style-name="P42"><text:span text:style-name="T161">Специальный вопрос начинается с вопросительного слова </text:span><text:span text:style-name="T168">или связки</text:span><text:span text:style-name="T161">:</text:span> </text:p>
      <text:p text:style-name="P42">Where is Jill?<text:span text:style-name="T209"> </text:span>She is at school. <text:span text:style-name="T209">— </text:span>Где Джил? Она в школе.</text:p>
      <text:p text:style-name="P42"/>
      <text:p text:style-name="P216"><text:span text:style-name="T100">Очень часто am/is/are сокращаются: </text:span><text:span text:style-name="T57">I am → I`m, he is → he`s, <text:s/></text:span></text:p>
      <text:p text:style-name="P216"><text:span text:style-name="T57">you are → you`re, John is → John`s, </text:span><text:span text:style-name="T59">t</text:span><text:span text:style-name="T57">hey are → </text:span><text:span text:style-name="T59">t</text:span><text:span text:style-name="T57">hey`re</text:span><text:span text:style-name="T58">. </text:span></text:p>
      <text:p text:style-name="P50"/>
      <text:p text:style-name="P236"><text:span text:style-name="T101">С</text:span><text:span text:style-name="T102">окращать можно как по </text:span><text:span text:style-name="T103">вспом.</text:span><text:span text:style-name="T102"> глаголу, так и по частице not: </text:span><text:span text:style-name="T60">he is not → he`s not</text:span><text:span text:style-name="T61"> или</text:span><text:span text:style-name="T60"> he isn`t.</text:span></text:p>
      <text:p text:style-name="P80"><text:span text:style-name="T192">П</text:span><text:span text:style-name="T188">ри этом am сокращается только по am → </text:span><text:span text:style-name="T47">I`m not (I amn`t не существует).</text:span></text:p>
      <text:p text:style-name="P51"/>
      <text:p text:style-name="P124">Present Continuous</text:p>
      <text:p text:style-name="P98"/>
      <text:p text:style-name="P98">Указывает на событие, происходящее именно сейчас и которое еще не закончилось.</text:p>
      <text:p text:style-name="P101">Состоит из связки вспомогательного глагола be и смыслового с окончанием -ing:</text:p>
      <text:p text:style-name="P99"/>
      <text:p text:style-name="P44">She <text:span text:style-name="T178">is</text:span> driv<text:span text:style-name="T178">ing</text:span> to work. <text:span text:style-name="T209">—</text:span> Она (сейчас) едет на работу.</text:p>
      <text:p text:style-name="P45">You <text:span text:style-name="T178">are</text:span> do<text:span text:style-name="T178">ing</text:span> great! <text:span text:style-name="T209">—</text:span> У тебя отлично получается!</text:p>
      <text:p text:style-name="P98"/>
      <text:p text:style-name="P213"><text:span text:style-name="T99">Если глагол заканчивается на -e, то при добавлении -ing она выпадает: </text:span><text:span text:style-name="T56">make → making.</text:span></text:p>
      <text:p text:style-name="P100">Если глагол заканчивается на -ie, то при добавлении -ing оно меняется на -y: <text:span text:style-name="T41">lie → lying. </text:span></text:p>
      <text:p text:style-name="P44"/>
      <text:p text:style-name="P100">Если глагол из 1 слога, с одной гласной буквой, после которой солгасная, то при </text:p>
      <text:p text:style-name="P213"><text:span text:style-name="T99">добавлении -ing согласная удваивается: </text:span><text:span text:style-name="T56">hit → hitting, sit → sitting.</text:span></text:p>
      <text:p text:style-name="P100"/>
      <text:p text:style-name="P215"><text:span text:style-name="T99">В </text:span><text:span text:style-name="T77">окончании -ing буква g не произносится. Сочетание ng образет необычный звук, которого нет в русском языке — носовой n (при произнесении пускается воздух через нос).</text:span></text:p>
      <text:p text:style-name="P101"/>
      <text:p text:style-name="P102"><text:span text:style-name="T218">Слова-м</text:span>аячки Present Continuous:</text:p>
      <text:list xml:id="list2637559370" text:style-name="L14">
        <text:list-item>
          <text:p text:style-name="P312">look — смотри;</text:p>
        </text:list-item>
        <text:list-item>
          <text:p text:style-name="P312">now — сейчас (обычно стоит в конце);</text:p>
        </text:list-item>
        <text:list-item>
          <text:p text:style-name="P312">at the moment — в этот момент (обычно в конце).</text:p>
        </text:list-item>
      </text:list>
      <text:p text:style-name="P100"/>
      <text:p text:style-name="P45">I am working right <text:span text:style-name="T178">now</text:span>. — Прямо сейчас я работаю.</text:p>
      <text:p text:style-name="P45"><text:span text:style-name="T178">Look</text:span> out of the window! It`s raining. — Посмотри в окно. Идет дождь.</text:p>
      <text:p text:style-name="P103"/>
      <text:p text:style-name="P123">Отрицания в Present Continuous</text:p>
      <text:p text:style-name="P123"/>
      <text:p text:style-name="P104">Используется чтобы сказать, что что-то не происходит именно сейчас.</text:p>
      <text:p text:style-name="P104">Для этого к глаголу be добавляется частица not.</text:p>
      <text:p text:style-name="P104"/>
      <text:p text:style-name="P46">I`m not listening to you. <text:span text:style-name="T215">—</text:span> Я не слушаю тебя.</text:p>
      <text:p text:style-name="P46">He isn`t cleaning the carpet. <text:span text:style-name="T215">—</text:span> Он не чистит ковер.</text:p>
      <text:p text:style-name="P46"/>
      <text:p text:style-name="P131">Вопросы в Present Continuous</text:p>
      <text:p text:style-name="P47"/>
      <text:p text:style-name="P292">Здесь использ<text:span text:style-name="T217">уются</text:span> теже правила, что при составлении вопросов в </text:p>
      <text:p text:style-name="P293">Present Simple с глаголом be:</text:p>
      <text:p text:style-name="P47">Am I listening? <text:span text:style-name="T215">—</text:span> Я слушаю?</text:p>
      <text:p text:style-name="P47">Are you playing? Yes, I am. <text:span text:style-name="T215">—</text:span> Ты играешь? Да.</text:p>
      <text:p text:style-name="P47"><text:soft-page-break/>Where is he going? <text:span text:style-name="T215">—</text:span> Куда он идет?</text:p>
      <text:p text:style-name="P48">What book is she reading? <text:span text:style-name="T215">— </text:span>Какую книгу она читает? <text:span text:style-name="T216">(сейчас)</text:span></text:p>
      <text:p text:style-name="P48"/>
      <text:p text:style-name="P217"><text:span text:style-name="T120">Глаголы, которые не используются в </text:span><text:span text:style-name="T121">Continuous</text:span></text:p>
      <text:p text:style-name="P125"/>
      <text:p text:style-name="P106">Это глаголы, обозначающие состояние, которое не меняется под дейсвтием момента.</text:p>
      <text:p text:style-name="P218"><text:span text:style-name="T104">Как правило это </text:span><text:span text:style-name="T105">описание</text:span><text:span text:style-name="T104"> чувств или мыслей. </text:span><text:span text:style-name="T105">В особых случаях эти глаголы могут иметь переносное или контекстное значение, тогда их можно встретить в форме Continuous. </text:span></text:p>
      <text:p text:style-name="P110">Но в большинстве случаев следующие глаголы используются в форме Simple:</text:p>
      <text:p text:style-name="P110"/>
      <text:p text:style-name="P111">Глаголы восприятия:</text:p>
      <text:list xml:id="list3296384892" text:style-name="L15">
        <text:list-item>
          <text:p text:style-name="P313">see — видеть;</text:p>
        </text:list-item>
        <text:list-item>
          <text:p text:style-name="P313">hear — слышать;</text:p>
        </text:list-item>
        <text:list-item>
          <text:p text:style-name="P313">feel — чувствовать;</text:p>
        </text:list-item>
        <text:list-item>
          <text:p text:style-name="P313">taste — чувствовать вкус (пробовать);</text:p>
        </text:list-item>
        <text:list-item>
          <text:p text:style-name="P313">smell — чувствовать запах (нюхать).</text:p>
        </text:list-item>
      </text:list>
      <text:p text:style-name="P110"/>
      <text:p text:style-name="P111">Глаголы для выражения мнения:</text:p>
      <text:list xml:id="list4015977266" text:style-name="L16">
        <text:list-item>
          <text:p text:style-name="P314">belive — верить;</text:p>
        </text:list-item>
        <text:list-item>
          <text:p text:style-name="P314">doubt — сомневаться;</text:p>
        </text:list-item>
        <text:list-item>
          <text:p text:style-name="P314">think — думать.</text:p>
        </text:list-item>
      </text:list>
      <text:p text:style-name="P110"/>
      <text:p text:style-name="P111">Глаголы, показывающие состояние мыслей:</text:p>
      <text:list xml:id="list4137847123" text:style-name="L17">
        <text:list-item>
          <text:p text:style-name="P315">forget — забывать;</text:p>
        </text:list-item>
        <text:list-item>
          <text:p text:style-name="P315">imagine — представлять;</text:p>
        </text:list-item>
        <text:list-item>
          <text:p text:style-name="P315">know — знать;</text:p>
        </text:list-item>
        <text:list-item>
          <text:p text:style-name="P315">understand — понимать.</text:p>
        </text:list-item>
      </text:list>
      <text:p text:style-name="P110"/>
      <text:p text:style-name="P112">Глаголы, указывающие на эмоции и желания:</text:p>
      <text:list xml:id="list640080785" text:style-name="L18">
        <text:list-item>
          <text:p text:style-name="P316">love — любить;</text:p>
        </text:list-item>
        <text:list-item>
          <text:p text:style-name="P316">like — нравиться;</text:p>
        </text:list-item>
        <text:list-item>
          <text:p text:style-name="P316">hate — ненавидеть;</text:p>
        </text:list-item>
        <text:list-item>
          <text:p text:style-name="P316">hope — надеяться;</text:p>
        </text:list-item>
        <text:list-item>
          <text:p text:style-name="P316">want — хотеть;</text:p>
        </text:list-item>
        <text:list-item>
          <text:p text:style-name="P316">wish — желать.</text:p>
        </text:list-item>
      </text:list>
      <text:p text:style-name="P113"/>
      <text:p text:style-name="P112">Другие глаголы:</text:p>
      <text:list xml:id="list1168629926" text:style-name="L19">
        <text:list-item>
          <text:p text:style-name="P317">look — выглядеть;</text:p>
        </text:list-item>
        <text:list-item>
          <text:p text:style-name="P317">have — иметь.</text:p>
        </text:list-item>
      </text:list>
      <text:p text:style-name="P113"/>
      <text:p text:style-name="P219"><text:span text:style-name="T77">I </text:span><text:span text:style-name="T119">think</text:span><text:span text:style-name="T77"> Amy is a strange girl. - Я думаю, Эмми странная девушка.</text:span></text:p>
      <text:p text:style-name="P219"><text:span text:style-name="T77">Do you </text:span><text:span text:style-name="T119">know</text:span><text:span text:style-name="T77"> this man? - Вы знаете этого мужчину?</text:span></text:p>
      <text:p text:style-name="P219"><text:span text:style-name="T77">You </text:span><text:span text:style-name="T119">look</text:span><text:span text:style-name="T77"> great! - Ты выглядишь отлично!</text:span></text:p>
      <text:p text:style-name="P132"/>
      <text:p text:style-name="P132"/>
      <text:p text:style-name="P288">Present Perfect</text:p>
      <text:p text:style-name="P114"/>
      <text:p text:style-name="P220"><text:span text:style-name="T112">У</text:span><text:span text:style-name="T108">казывает на дейсвтие совершенное когда-то в прошлом, но подчеркивает, что результат важен сейчас </text:span><text:span text:style-name="T109">(т. е. к какому результату в итоге это привело)</text:span><text:span text:style-name="T108">.</text:span></text:p>
      <text:p text:style-name="P115"/>
      <text:p text:style-name="P222"><text:span text:style-name="T108">С</text:span><text:span text:style-name="T111">остоит и</text:span><text:span text:style-name="T113">з </text:span><text:span text:style-name="T114">2х частей:</text:span><text:span text:style-name="T111"> вспомогат</text:span><text:span text:style-name="T114">ельного</text:span><text:span text:style-name="T111"> глагола have (который привязывает действие </text:span></text:p>
      <text:p text:style-name="P222"><text:span text:style-name="T111">к настоящему) и смыслового глагола в 3й форме (</text:span><text:span text:style-name="T115">переводится как «сделанный»</text:span><text:span text:style-name="T111">).</text:span></text:p>
      <text:p text:style-name="P118"/>
      <text:p text:style-name="P220"><text:span text:style-name="T108">На русский язык Present Perfect переводится в прошлом </text:span><text:span text:style-name="T110">(иногда настоящ</text:span><text:span text:style-name="T112">и</text:span><text:span text:style-name="T110">м, </text:span><text:span text:style-name="T112">для удобства</text:span><text:span text:style-name="T110">)</text:span><text:span text:style-name="T108">, </text:span></text:p>
      <text:p text:style-name="P119">а в английском принадлежит к катергории настоящих времен.</text:p>
      <text:p text:style-name="P118"/>
      <text:p text:style-name="P20"><text:span text:style-name="T194">I </text:span><text:span text:style-name="T198">have</text:span><text:span text:style-name="T188"> already </text:span><text:span text:style-name="T198">seen</text:span><text:span text:style-name="T188"> this movie. </text:span><text:span text:style-name="T195">—</text:span><text:span text:style-name="T188"> Я уже видел этот фильм (просмотрел, т. е. опыт).</text:span></text:p>
      <text:p text:style-name="P20"><text:span text:style-name="T188">You </text:span><text:span text:style-name="T198">have</text:span><text:span text:style-name="T188"> </text:span><text:span text:style-name="T198">broken</text:span><text:span text:style-name="T188"> the vase. </text:span><text:span text:style-name="T195">— </text:span><text:span text:style-name="T188">Ты разбил вазу. (есть очевидный результат, кот. случился ранее) </text:span></text:p>
      <text:p text:style-name="P21"><text:span text:style-name="T196">It`s the fitst time I </text:span><text:span text:style-name="T199">have</text:span><text:span text:style-name="T196"> </text:span><text:span text:style-name="T199">driven</text:span><text:span text:style-name="T196"> a car — Это впервые, когда я веду машину. (в настоящем)</text:span></text:p>
      <text:p text:style-name="P116"/>
      <text:p text:style-name="P120">Как проявляется результат:</text:p>
      <text:list xml:id="list2287755248" text:style-name="L20">
        <text:list-item>
          <text:p text:style-name="P333"><text:span text:style-name="T128">это </text:span><text:span text:style-name="T127">очевидные изменения;</text:span></text:p>
        </text:list-item>
        <text:list-item>
          <text:p text:style-name="P332"><text:span text:style-name="T109">полученный </text:span><text:span text:style-name="T113">ранее</text:span><text:span text:style-name="T109"> опыт или впечатления;</text:span></text:p>
        </text:list-item>
        <text:list-item>
          <text:p text:style-name="P318">недавно произошедшие события или новая информация.</text:p>
          <text:p text:style-name="P318"/>
        </text:list-item>
      </text:list>
      <text:p text:style-name="P121">Также Present Perfect используют, если что-то произошло впервые:</text:p>
      <text:p text:style-name="P117"/>
      <text:p text:style-name="P52">It`s the first time something has happend. - Этой первый раз, когда что-то произошло.</text:p>
      <text:p text:style-name="P52">(вместо first можно указать любое порядковое число: second, third)</text:p>
      <text:p text:style-name="P117"/>
      <text:p text:style-name="P121">Present Perferct — яркий пример того, что нельзя переводить английские </text:p>
      <text:p text:style-name="P121">предложения слово в слово:</text:p>
      <text:p text:style-name="P121"/>
      <text:p text:style-name="P19"><text:span text:style-name="T187">I have done. </text:span><text:span text:style-name="T193">—</text:span><text:span text:style-name="T187"> Я сделал (</text:span><text:span text:style-name="T200">досл. </text:span><text:span text:style-name="T187">Я имею сделанным).</text:span></text:p>
      <text:p text:style-name="P54"/>
      <text:p text:style-name="P136">Есть 2 варианта образования 3й формы глагола:</text:p>
      <text:list xml:id="list1918910657" text:style-name="L21">
        <text:list-item>
          <text:p text:style-name="P319">если глагол правильный, то добавляем к его начальной форме окончание -ed;</text:p>
        </text:list-item>
        <text:list-item>
          <text:p text:style-name="P319">если неправильный, то находим в таблице неправильных глаголов.</text:p>
        </text:list-item>
      </text:list>
      <text:p text:style-name="P137"/>
      <text:p text:style-name="P229"><text:span text:style-name="T129">Н</text:span><text:span text:style-name="T130">еправильны</text:span><text:span text:style-name="T129">й</text:span><text:span text:style-name="T130"> глагол </text:span><text:span text:style-name="T129">это </text:span><text:span text:style-name="T130">тот, который во 2й или 3й форме </text:span><text:span text:style-name="T144">записывается</text:span><text:span text:style-name="T130"> </text:span><text:span text:style-name="T144">по особенному</text:span><text:span text:style-name="T130">. </text:span></text:p>
      <text:p text:style-name="P138">Самые популярные неправильные глаголы нужно заучить (см. таблицу ниже).</text:p>
      <text:p text:style-name="P137"/>
      <text:p text:style-name="P140">Слова-маячки Present Perfect:</text:p>
      <text:list xml:id="list2692270747" text:style-name="L22">
        <text:list-item>
          <text:p text:style-name="P320">just — только что;</text:p>
        </text:list-item>
        <text:list-item>
          <text:p text:style-name="P320">already — уже;</text:p>
        </text:list-item>
        <text:list-item>
          <text:p text:style-name="P320">yet — еще не;</text:p>
        </text:list-item>
      </text:list>
      <text:p text:style-name="P142"/>
      <text:p text:style-name="P230"><text:span text:style-name="T131">Just и already используются в утверждениях. Yet — в вопросах и отрицаниях</text:span><text:span text:style-name="T132">. </text:span></text:p>
      <text:p text:style-name="P231"><text:span text:style-name="T132">(</text:span><text:span text:style-name="T127">already также можно ставить в вопросах).</text:span></text:p>
      <text:p text:style-name="P144"/>
      <text:p text:style-name="P143">Место just, already в предложении — между have и 3й формой глагола. </text:p>
      <text:p text:style-name="P143">Слово yet стоит в конце предложения.</text:p>
      <text:p text:style-name="P141"/>
      <text:p text:style-name="P55">I have <text:span text:style-name="T178">just</text:span> eaten a sandwich. <text:span text:style-name="T219">—</text:span> Я только что съел бутерброд.</text:p>
      <text:p text:style-name="P55">We have n<text:span text:style-name="T222">o</text:span>t finished <text:span text:style-name="T178">yet</text:span>. <text:span text:style-name="T219">—</text:span> Мы еще не закончили.</text:p>
      <text:p text:style-name="P139"/>
      <text:p text:style-name="P145"><text:soft-page-break/>Другие указатели времени:</text:p>
      <text:list xml:id="list3450168348" text:style-name="L23">
        <text:list-item>
          <text:p text:style-name="P321">ever — когда либо;</text:p>
        </text:list-item>
        <text:list-item>
          <text:p text:style-name="P321">never — никогда;</text:p>
        </text:list-item>
        <text:list-item>
          <text:p text:style-name="P321">recently — в последнее время;</text:p>
        </text:list-item>
        <text:list-item>
          <text:p text:style-name="P321">these days — в последние дни;</text:p>
        </text:list-item>
        <text:list-item>
          <text:p text:style-name="P321">словосочетание с this (this mornig, this week).</text:p>
        </text:list-item>
      </text:list>
      <text:p text:style-name="P144"/>
      <text:p text:style-name="P144">Место ever, never — перед 3й формой глагола, <text:span text:style-name="T221">а</text:span> recently, these days и </text:p>
      <text:p text:style-name="P144">словосочетания с this — в конце предложения.</text:p>
      <text:p text:style-name="P144"/>
      <text:p text:style-name="P56">I <text:span text:style-name="T222">ha</text:span>ve <text:span text:style-name="T178">never</text:span> been to New York. <text:span text:style-name="T220">— </text:span>Я никогда не был в Нью Йорке.</text:p>
      <text:p text:style-name="P56">I <text:span text:style-name="T222">ha</text:span>ve worked a lot <text:span text:style-name="T178">these days</text:span>. <text:span text:style-name="T220">—</text:span> Я много работал в эти дни.</text:p>
      <text:p text:style-name="P146"/>
      <text:p text:style-name="P126">Отрицания в Present Perfect</text:p>
      <text:p text:style-name="P147"/>
      <text:p text:style-name="P148">Используются, когда хотят сказать:</text:p>
      <text:list xml:id="list1981946707" text:style-name="L24">
        <text:list-item>
          <text:p text:style-name="P322">об отсутствии ожидаемого результата;</text:p>
        </text:list-item>
        <text:list-item>
          <text:p text:style-name="P322">о том, чего автор никогда не делал или не испытывал.</text:p>
        </text:list-item>
      </text:list>
      <text:p text:style-name="P147"/>
      <text:p text:style-name="P147">Для этого ставится частица not после вспомогательного глагола have.</text:p>
      <text:p text:style-name="P147"/>
      <text:p text:style-name="P147">Также отрицательным считается предложение со словом never, которое передает отрицательный контекст.</text:p>
      <text:p text:style-name="P147"/>
      <text:p text:style-name="P233"><text:span text:style-name="T133">В </text:span><text:span text:style-name="T127">отрицаниях почти всегда используется сокращенная форма глагола — haven`t.</text:span></text:p>
      <text:p text:style-name="P149">В утверждениях have часто сокращается до `ve. Сокращения `ve not не используется.</text:p>
      <text:p text:style-name="P147"/>
      <text:p text:style-name="P57">I have<text:span text:style-name="T36">n</text:span><text:span text:style-name="T40">`</text:span><text:span text:style-name="T36">t</text:span> expected that. <text:span text:style-name="T220">—</text:span> Я этого не ожидал.</text:p>
      <text:p text:style-name="P57">I<text:span text:style-name="T222">`</text:span>ve <text:span text:style-name="T36">never</text:span> seen this movie before. <text:span text:style-name="T220">— </text:span>Я до этого не видел этот фильм. </text:p>
      <text:p text:style-name="P57"/>
      <text:p text:style-name="P127">Вопросы в Present Perfect</text:p>
      <text:p text:style-name="P58"/>
      <text:p text:style-name="P150">Используются, если хоят узнать:</text:p>
      <text:list xml:id="list2523980630" text:style-name="L25">
        <text:list-item>
          <text:p text:style-name="P323">сделано ли дело к этом моменту, каким образом оно сделано;</text:p>
        </text:list-item>
        <text:list-item>
          <text:p text:style-name="P334"><text:span text:style-name="T145">имеет ли человек определенный опыт </text:span><text:span text:style-name="T143">или совершил ли он </text:span><text:span text:style-name="T146">нужное</text:span><text:span text:style-name="T143"> действие</text:span><text:span text:style-name="T145">;</text:span></text:p>
        </text:list-item>
      </text:list>
      <text:p text:style-name="P149"/>
      <text:p text:style-name="P234">Для этого используется уже знакомая схема. Глагол have ставится перед по<text:span text:style-name="T228">д</text:span>л<text:span text:style-name="T228">е</text:span>ж<text:span text:style-name="T228">а</text:span>щим.</text:p>
      <text:p text:style-name="P234"/>
      <text:p text:style-name="P59">Why have you done it? <text:span text:style-name="T220">—</text:span> Зачем ты это сделал?</text:p>
      <text:p text:style-name="P59">Have you ever been to Rome? <text:span text:style-name="T220">—</text:span> Вы бывали в Риме?</text:p>
      <text:p text:style-name="P59"/>
      <text:p text:style-name="P128">Present Perfect Continuous</text:p>
      <text:p text:style-name="P151"/>
      <text:p text:style-name="P153">Для того, чтобы использовать, нужно чтобы совпало сразу несколько условий:</text:p>
      <text:list xml:id="list3231129639" text:style-name="L26">
        <text:list-item>
          <text:p text:style-name="P335"><text:span text:style-name="T134">действие не закончено либо закончено не</text:span><text:span text:style-name="T138">давно</text:span><text:span text:style-name="T134">;</text:span></text:p>
        </text:list-item>
        <text:list-item>
          <text:p text:style-name="P335"><text:span text:style-name="T134">известн</text:span><text:span text:style-name="T138">а его продолжительность </text:span><text:span text:style-name="T152">(обычно из контекста предложения)</text:span><text:span text:style-name="T138">.</text:span></text:p>
        </text:list-item>
      </text:list>
      <text:p text:style-name="P152"/>
      <text:p text:style-name="P155">Схема состоит из 3х частей: вспомогательного глагола have, слова been </text:p>
      <text:p text:style-name="P155">и смыслового глагола с окончанием -ing. </text:p>
      <text:p text:style-name="P155"/>
      <text:p text:style-name="P250"><text:soft-page-break/><text:span text:style-name="T127">На русский </text:span><text:span text:style-name="T136">язык </text:span><text:span text:style-name="T117">Present Perfect Continuous</text:span><text:span text:style-name="T122"> </text:span><text:span text:style-name="T127">переводится настоящим временем</text:span></text:p>
      <text:p text:style-name="P241"><text:span text:style-name="T135">(редко в прошлом). </text:span><text:span text:style-name="T136">При этом все 3 части </text:span><text:span text:style-name="T137">переводятся</text:span><text:span text:style-name="T136"> одним словом.</text:span></text:p>
      <text:p text:style-name="P154"/>
      <text:p text:style-name="P22"><text:span text:style-name="T187">I </text:span><text:span text:style-name="T198">have been learning</text:span><text:span text:style-name="T187"> English for 2 years. </text:span><text:span text:style-name="T201">—</text:span><text:span text:style-name="T187"> Я </text:span><text:span text:style-name="T198">учу</text:span><text:span text:style-name="T187"> английский уже 2 года (и еще не закончил).</text:span></text:p>
      <text:p text:style-name="P22"><text:span text:style-name="T187">We </text:span><text:span text:style-name="T198">have been cleaning</text:span><text:span text:style-name="T187"> the flat the whole morning. </text:span><text:span text:style-name="T201">— </text:span><text:span text:style-name="T187">Мы </text:span><text:span text:style-name="T198">убирали</text:span><text:span text:style-name="T187"> </text:span><text:span text:style-name="T202">квартиру все утро.</text:span></text:p>
      <text:p text:style-name="P156"/>
      <text:p text:style-name="P157">Формы глагола have verb-ing (подобно am/is/are verb-ing, как в Continuous) не существует.</text:p>
      <text:p text:style-name="P157">Если у смыслового глагола окончание -ing, то have применяется только с been.</text:p>
      <text:p text:style-name="P157"/>
      <text:p text:style-name="P242"><text:span text:style-name="T138">С</text:span><text:span text:style-name="T127">лова-маячки Present Perfect Continuous:</text:span></text:p>
      <text:list xml:id="list1056955342" text:style-name="L27">
        <text:list-item>
          <text:p text:style-name="P324">for — в течении;</text:p>
        </text:list-item>
        <text:list-item>
          <text:p text:style-name="P324">since — с какого-то времени;</text:p>
        </text:list-item>
        <text:list-item>
          <text:p text:style-name="P324">how long — как долго.</text:p>
        </text:list-item>
      </text:list>
      <text:p text:style-name="P158"/>
      <text:p text:style-name="P159">Дополнительно могут использоваться указатели периода:</text:p>
      <text:list xml:id="list3081940518" text:style-name="L28">
        <text:list-item>
          <text:p text:style-name="P325">all — весь (день/год);</text:p>
        </text:list-item>
        <text:list-item>
          <text:p text:style-name="P325">the whole — целый (день/вечер); </text:p>
        </text:list-item>
      </text:list>
      <text:p text:style-name="P154"/>
      <text:p text:style-name="P23"><text:span text:style-name="T187">He</text:span><text:span text:style-name="T203">`</text:span><text:span text:style-name="T188">s been playing</text:span><text:span text:style-name="T187"> for an hour. — Он </text:span><text:span text:style-name="T188">играет</text:span><text:span text:style-name="T187"> уже час </text:span><text:span text:style-name="T203">(в течении часа).</text:span></text:p>
      <text:p text:style-name="P24"><text:span text:style-name="T203">W</text:span><text:span text:style-name="T187">e`</text:span><text:span text:style-name="T188">ve been staying</text:span><text:span text:style-name="T187"> in this hotel since Tuesday. </text:span><text:span text:style-name="T204">— </text:span><text:span text:style-name="T187">Мы </text:span><text:span text:style-name="T188">находимся</text:span><text:span text:style-name="T187"> в этом отеле со вторника.</text:span></text:p>
      <text:p text:style-name="P160"/>
      <text:p text:style-name="P246"><text:span text:style-name="T139">В утверждениях глагол have </text:span><text:span text:style-name="T140">часто</text:span><text:span text:style-name="T139"> сокращают до `ve, а has — до `s (лего перепутать с is, посему здесь вспомогательный глагол можно понять только по контексту).</text:span></text:p>
      <text:p text:style-name="P161"/>
      <text:p text:style-name="P244"><text:span text:style-name="T139">Е</text:span><text:span text:style-name="T127">сли используется глагол be или глаголы состояния, которые не стоят в Continuous</text:span><text:span text:style-name="T149">,</text:span><text:span text:style-name="T127"> </text:span></text:p>
      <text:p text:style-name="P162">то предложение будет в Present Perfect. </text:p>
      <text:p text:style-name="P162"/>
      <text:p text:style-name="P27"><text:span text:style-name="T188">I </text:span><text:span text:style-name="T198">have known </text:span><text:span text:style-name="T188">(</text:span><text:span text:style-name="T197">а </text:span><text:span text:style-name="T188">не have been knowing)</text:span><text:span text:style-name="T187"> Alice for 3 years. </text:span><text:span text:style-name="T139">—</text:span><text:span text:style-name="T187"> Я </text:span><text:span text:style-name="T198">знаю</text:span><text:span text:style-name="T187"> Алису уже 3 года </text:span></text:p>
      <text:p text:style-name="P28"><text:span text:style-name="T187">I </text:span><text:span text:style-name="T198">haven`t seen</text:span><text:span text:style-name="T187"> Mary for years. </text:span><text:span text:style-name="T203">— </text:span><text:span text:style-name="T187">Я н</text:span><text:span text:style-name="T198">е видел</text:span><text:span text:style-name="T187"> Мэри много лет. </text:span></text:p>
      <text:p text:style-name="P162"/>
      <text:p text:style-name="P247"><text:span text:style-name="T148">Present Perfect Continuous можно упрощать до Present Perfect с пом</text:span><text:span text:style-name="T147">.</text:span><text:span text:style-name="T148"> глаголов live </text:span><text:span text:style-name="T147">и</text:span><text:span text:style-name="T148"> work:</text:span></text:p>
      <text:p text:style-name="P26"><text:span text:style-name="T205">I</text:span><text:span text:style-name="T187">`ve </text:span><text:span text:style-name="T198">been working</text:span><text:span text:style-name="T187"> here for 2 years → I`ve </text:span><text:span text:style-name="T198">worked</text:span><text:span text:style-name="T187"> here for 2 years. </text:span><text:span text:style-name="T206">(смысл одинаковый)</text:span></text:p>
      <text:p text:style-name="P161"/>
      <text:p text:style-name="P7"><text:span text:style-name="T139">О</text:span><text:span text:style-name="T127">трицания в Present Perfect Continuous</text:span></text:p>
      <text:p text:style-name="P163"/>
      <text:p text:style-name="P243"><text:span text:style-name="T140">Использу</text:span><text:span text:style-name="T141">ю</text:span><text:span text:style-name="T140">тся, чтобы сказать, что что-то не происходит в течении указанного времени.</text:span></text:p>
      <text:p text:style-name="P164">Для этого добавляется частица not после вспомогательного глагола have.</text:p>
      <text:p text:style-name="P164"/>
      <text:p text:style-name="P25"><text:span text:style-name="T187">I </text:span><text:span text:style-name="T188">have not been waiting</text:span><text:span text:style-name="T187"> long. </text:span><text:span text:style-name="T204">—</text:span><text:span text:style-name="T187"> Я </text:span><text:span text:style-name="T188">не жду</text:span><text:span text:style-name="T187"> долго.</text:span></text:p>
      <text:p text:style-name="P154"/>
      <text:p text:style-name="P8"><text:span text:style-name="T127">Вопросы </text:span><text:span text:style-name="T142">в Present Perfect Continuous</text:span><text:span text:style-name="T127"> </text:span></text:p>
      <text:p text:style-name="P154"/>
      <text:p text:style-name="P165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165"/>
      <text:p text:style-name="P32"><text:span text:style-name="T187">Have you been waiting long? </text:span><text:span text:style-name="T204">— </text:span><text:span text:style-name="T187">Вы давно ждете? </text:span></text:p>
      <text:p text:style-name="P32"><text:span text:style-name="T187">How long have you been waiting? </text:span><text:span text:style-name="T204">—</text:span><text:span text:style-name="T187"> Как долго вы ждете?</text:span></text:p>
      <text:p text:style-name="P130"/>
      <text:p text:style-name="P287"><text:span text:style-name="T231">Прошедшее. </text:span>Past</text:p>
      <text:p text:style-name="P166"/>
      <text:p text:style-name="P167">Past Perfect и Past Perfect Continuous относительно редки и <text:s/>рамках начального курса не проходятся. <text:span text:style-name="T232">В художественной литературе почти всегда используется Past Simple.</text:span></text:p>
      <text:p text:style-name="P166"/>
      <text:p text:style-name="P133">Past Simple</text:p>
      <text:p text:style-name="P168"/>
      <text:p text:style-name="P170">Используется, чтобы:</text:p>
      <text:list xml:id="list2039637602" text:style-name="L29">
        <text:list-item>
          <text:p text:style-name="P336"><text:span text:style-name="T150">сообщить факты </text:span><text:span text:style-name="T151">прошлого,</text:span><text:span text:style-name="T150"> рассказать историю, </text:span><text:span text:style-name="T158">биографию</text:span><text:span text:style-name="T150">; </text:span></text:p>
        </text:list-item>
        <text:list-item>
          <text:p text:style-name="P326">описать действие из прошлого, результат которого не важен в настоящем.</text:p>
        </text:list-item>
      </text:list>
      <text:p text:style-name="P169"/>
      <text:p text:style-name="P251"><text:span text:style-name="T152">Для этого использются глаголы во 2й форме. </text:span><text:span text:style-name="T153">Вторая форма правильного глагола образуется добавлением окончания -ed. Неправильная форма находится в таблице.</text:span></text:p>
      <text:p text:style-name="P169"/>
      <text:p text:style-name="P29"><text:span text:style-name="T187">Mozart </text:span><text:span text:style-name="T198">lived</text:span><text:span text:style-name="T187"> from 1756 to 1791 — Моцарт </text:span><text:span text:style-name="T198">жил</text:span><text:span text:style-name="T187"> с 1756 по 1791 год (факт прошлого). </text:span></text:p>
      <text:p text:style-name="P29"><text:span text:style-name="T187">I </text:span><text:span text:style-name="T198">visited</text:span><text:span text:style-name="T187"> my parents yesterday — Вчера я </text:span><text:span text:style-name="T198">навещал</text:span><text:span text:style-name="T187"> родителей (действие из прошлого).</text:span></text:p>
      <text:p text:style-name="P248"/>
      <text:p text:style-name="P249">Слова-маячки Past Simple:</text:p>
      <text:list xml:id="list1181472734" text:style-name="L30">
        <text:list-item>
          <text:p text:style-name="P337">ago — <text:span text:style-name="T233">тому назад</text:span>;</text:p>
        </text:list-item>
        <text:list-item>
          <text:p text:style-name="P338">last — <text:span text:style-name="T233">прошлый</text:span>;</text:p>
        </text:list-item>
        <text:list-item>
          <text:p text:style-name="P327">yesterday — вчера;</text:p>
        </text:list-item>
      </text:list>
      <text:p text:style-name="P173"/>
      <text:p text:style-name="P256"><text:span text:style-name="T159">Past Simple часто путают с Present Perfect, потому что на русский они переводятся </text:span><text:span text:style-name="T160">почти</text:span><text:span text:style-name="T159"> одинаково. Главное отличие в том, что Present Perfect всегда будет сообщать доп</text:span><text:span text:style-name="T160">олнительную</text:span><text:span text:style-name="T159"> информацию, указывающ</text:span><text:span text:style-name="T160">ую </text:span><text:span text:style-name="T159">на настоящее время </text:span><text:span text:style-name="T160">(которая относится к результату).</text:span></text:p>
      <text:p text:style-name="P180"/>
      <text:p text:style-name="P181">Past Simple используется когда известен момент в прошлом. Если мы знаешь, </text:p>
      <text:p text:style-name="P181">когда произошло событие, то Present Perfect использовать нельзя.</text:p>
      <text:p text:style-name="P181"/>
      <text:p text:style-name="P65">Tom has lost his key — Том потерал ключ (у него сейчас нет ключа, </text:p>
      <text:p text:style-name="P65">потому что он его потерян).</text:p>
      <text:p text:style-name="P65"/>
      <text:p text:style-name="P65">Tom lost his key last weak — Том потерял ключ на прошлой неделе </text:p>
      <text:p text:style-name="P65">(не важно, есть у него ключ или нет).</text:p>
      <text:p text:style-name="P174"/>
      <text:p text:style-name="P178">В английском, если вопрос задается в настоящем, то и ответ должен быть в настоящем. </text:p>
      <text:p text:style-name="P178">Если вопрос в прошлом, то ответ также должен быть в прошлом.</text:p>
      <text:p text:style-name="P178"/>
      <text:p text:style-name="P178">Но если вопрос был в Present Perfect, а в ответе дается информация, когда именно это случилось, тогда необходимо отвечать в Past Simple.</text:p>
      <text:p text:style-name="P178"/>
      <text:p text:style-name="P63">Have you already started to learn English? Yes, I started to learn it 3 month ago — </text:p>
      <text:p text:style-name="P63">Ты уже начал учить английский? Да, 3 месяца назад (информация о времени).</text:p>
      <text:p text:style-name="P62"/>
      <text:p text:style-name="P179">Если вопрос содержит слово when, то он автоматически привязывает нас к моменту </text:p>
      <text:p text:style-name="P179">в прошлом. <text:span text:style-name="T239">Поэтому Present Perfect в вопросах с when не используется.</text:span></text:p>
      <text:p text:style-name="P179"/>
      <text:p text:style-name="P64">Have you met him before? <text:span text:style-name="T238">—</text:span> Вы раньше с ним встречались?</text:p>
      <text:p text:style-name="P64">When did you meet him? <text:span text:style-name="T238">—</text:span> Когда вы встречались с ним?</text:p>
      <text:p text:style-name="P174"/>
      <text:p text:style-name="P134"/>
      <text:p text:style-name="P289">Отрицания и вопросы в Past Simple</text:p>
      <text:p text:style-name="P172"/>
      <text:p text:style-name="P252"><text:span text:style-name="T153">Здесь используется вспомогательный глагол did </text:span><text:span text:style-name="T154">точно также</text:span><text:span text:style-name="T153">, </text:span><text:span text:style-name="T154">как</text:span><text:span text:style-name="T153"> do для Present Simple. Отрицание представляет связку did с частицей not. </text:span><text:span text:style-name="T154">Обычно эта свзяка сокращается до didn`t.</text:span></text:p>
      <text:p text:style-name="P171"/>
      <text:p text:style-name="P60"><text:span text:style-name="T178">Did</text:span> you <text:span text:style-name="T178">go</text:span> to Los Angeles last week? - Ты <text:span text:style-name="T178">ездил</text:span> в Лос Анжелес на прошлой неделе?</text:p>
      <text:p text:style-name="P60">I <text:span text:style-name="T178">didn`t go</text:span> to Los Angeles, I <text:span text:style-name="T178">went</text:span> to Bostom — Я <text:span text:style-name="T178">не ездил</text:span> в Лос Анжелес, я <text:span text:style-name="T178">ездил</text:span> в Бостон.</text:p>
      <text:p text:style-name="P135"/>
      <text:p text:style-name="P253"><text:span text:style-name="T123">Глаголы </text:span><text:span text:style-name="T124">d</text:span><text:span text:style-name="T123">o и </text:span><text:span text:style-name="T124">b</text:span><text:span text:style-name="T123">e </text:span><text:span text:style-name="T125">в </text:span><text:span text:style-name="T126">Past</text:span><text:span text:style-name="T125"> Simple</text:span></text:p>
      <text:p text:style-name="P169"/>
      <text:p text:style-name="P176">Глагол did это 2я форма глагола do (в прошедшем времени). </text:p>
      <text:p text:style-name="P176"><text:span text:style-name="T234">Когда появ</text:span><text:span text:style-name="T236">л</text:span><text:span text:style-name="T234">яется глагол </text:span><text:span text:style-name="T236">be (</text:span><text:span text:style-name="T234">was/were</text:span><text:span text:style-name="T236">)</text:span><text:span text:style-name="T234">, то did уже не нужно использовать.</text:span></text:p>
      <text:p text:style-name="P175"/>
      <text:p text:style-name="P206"><text:span text:style-name="T155">Глагол be</text:span><text:span text:style-name="T157"> </text:span><text:span text:style-name="T155">в Past Simple имеет 2 формы: </text:span></text:p>
      <text:list xml:id="list1332599890" text:style-name="L31">
        <text:list-item>
          <text:p text:style-name="P339"><text:span text:style-name="T155">was — </text:span><text:span text:style-name="T156">если подлежащее в первом лице или множественном числе (I, you, we, they);</text:span></text:p>
        </text:list-item>
        <text:list-item>
          <text:p text:style-name="P328">were — если подлежащее в третьем лице, единственном числе (he, she, it).</text:p>
        </text:list-item>
      </text:list>
      <text:p text:style-name="P177"/>
      <text:p text:style-name="P30"><text:span text:style-name="T207">I </text:span><text:span text:style-name="T198">was</text:span><text:span text:style-name="T187"> satisfied with my work — Я </text:span><text:span text:style-name="T198">был</text:span><text:span text:style-name="T187"> доволен своей работой.</text:span></text:p>
      <text:p text:style-name="P30"><text:span text:style-name="T198">Was</text:span><text:span text:style-name="T187"> the weather good at the weekend? No, it </text:span><text:span text:style-name="T198">wasn`t</text:span><text:span text:style-name="T187"> — Погода </text:span><text:span text:style-name="T198">была</text:span><text:span text:style-name="T187"> хорош. на выходных? Нет.</text:span></text:p>
      <text:p text:style-name="P61"/>
      <text:p text:style-name="P330">Past Continuous</text:p>
      <text:p text:style-name="P329"/>
      <text:p text:style-name="P329"/>
      <text:p text:style-name="P284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535177107552">
          <table:table-cell table:style-name="Table7.A1" office:value-type="string">
            <text:p text:style-name="P264"/>
          </table:table-cell>
          <table:table-cell table:style-name="Table7.A1" office:value-type="string">
            <text:p text:style-name="P257">Past</text:p>
          </table:table-cell>
          <table:table-cell table:style-name="Table7.A1" office:value-type="string">
            <text:p text:style-name="P257">Present</text:p>
          </table:table-cell>
          <table:table-cell table:style-name="Table7.D1" office:value-type="string">
            <text:p text:style-name="P257">Future</text:p>
          </table:table-cell>
        </table:table-row>
        <table:table-row table:style-name="TableLine94535176160608">
          <table:table-cell table:style-name="Table7.A2" office:value-type="string">
            <text:p text:style-name="P258">Утверждение</text:p>
          </table:table-cell>
          <table:table-cell table:style-name="Table7.A2" office:value-type="string">
            <text:p text:style-name="P264"/>
          </table:table-cell>
          <table:table-cell table:style-name="Table7.A2" office:value-type="string">
            <text:p text:style-name="P275">I/you/we/they start</text:p>
            <text:p text:style-name="P275">He/she/it starts</text:p>
          </table:table-cell>
          <table:table-cell table:style-name="Table7.D2" office:value-type="string">
            <text:p text:style-name="P264"/>
          </table:table-cell>
        </table:table-row>
        <table:table-row table:style-name="TableLine94535176173680">
          <table:table-cell table:style-name="Table7.A2" office:value-type="string">
            <text:p text:style-name="P258">Отрицание</text:p>
          </table:table-cell>
          <table:table-cell table:style-name="Table7.A2" office:value-type="string">
            <text:p text:style-name="P274"/>
          </table:table-cell>
          <table:table-cell table:style-name="Table7.A2" office:value-type="string">
            <text:p text:style-name="P275">I/you/we/they don`t start</text:p>
            <text:p text:style-name="P275">He/she/it doesn`t start</text:p>
          </table:table-cell>
          <table:table-cell table:style-name="Table7.D2" office:value-type="string">
            <text:p text:style-name="P264"/>
          </table:table-cell>
        </table:table-row>
        <table:table-row table:style-name="TableLine94535176177504">
          <table:table-cell table:style-name="Table7.A2" office:value-type="string">
            <text:p text:style-name="P258">Вопрос</text:p>
          </table:table-cell>
          <table:table-cell table:style-name="Table7.A2" office:value-type="string">
            <text:p text:style-name="P264"/>
          </table:table-cell>
          <table:table-cell table:style-name="Table7.A2" office:value-type="string">
            <text:p text:style-name="P275">Do I/you/we/they start?</text:p>
            <text:p text:style-name="P275">Does he/she/it start?</text:p>
          </table:table-cell>
          <table:table-cell table:style-name="Table7.D2" office:value-type="string">
            <text:p text:style-name="P264"/>
          </table:table-cell>
        </table:table-row>
      </table:table>
      <text:p text:style-name="P83"/>
      <text:p text:style-name="P204"><text:span text:style-name="T169">Таблица времен группы Continu</text:span><text:span text:style-name="T170">ou</text:span><text:span text:style-name="T169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535176206512">
          <table:table-cell table:style-name="Table8.A1" office:value-type="string">
            <text:p text:style-name="P274"/>
          </table:table-cell>
          <table:table-cell table:style-name="Table8.A1" office:value-type="string">
            <text:p text:style-name="P257">Past</text:p>
          </table:table-cell>
          <table:table-cell table:style-name="Table8.A1" office:value-type="string">
            <text:p text:style-name="P257">Present</text:p>
          </table:table-cell>
          <table:table-cell table:style-name="Table8.D1" office:value-type="string">
            <text:p text:style-name="P257">Future</text:p>
          </table:table-cell>
        </table:table-row>
        <table:table-row table:style-name="TableLine94535176267040">
          <table:table-cell table:style-name="Table8.A2" office:value-type="string">
            <text:p text:style-name="P258">Утверждение</text:p>
          </table:table-cell>
          <table:table-cell table:style-name="Table8.A2" office:value-type="string">
            <text:p text:style-name="P264"/>
          </table:table-cell>
          <table:table-cell table:style-name="Table8.A2" office:value-type="string">
            <text:p text:style-name="P277">I am starting</text:p>
            <text:p text:style-name="P277">You/we/they are starting</text:p>
            <text:p text:style-name="P277">He/she/it is starting</text:p>
          </table:table-cell>
          <table:table-cell table:style-name="Table8.D2" office:value-type="string">
            <text:p text:style-name="P264"/>
          </table:table-cell>
        </table:table-row>
        <table:table-row table:style-name="TableLine94535176272800">
          <table:table-cell table:style-name="Table8.A2" office:value-type="string">
            <text:p text:style-name="P258">Отрицание</text:p>
          </table:table-cell>
          <table:table-cell table:style-name="Table8.A2" office:value-type="string">
            <text:p text:style-name="P264"/>
          </table:table-cell>
          <table:table-cell table:style-name="Table8.A2" office:value-type="string">
            <text:p text:style-name="P277">I`m not starting</text:p>
            <text:p text:style-name="P277">You/we/they aren`t starting</text:p>
            <text:p text:style-name="P277">He/she/it isn`t starting</text:p>
          </table:table-cell>
          <table:table-cell table:style-name="Table8.D2" office:value-type="string">
            <text:p text:style-name="P264"/>
          </table:table-cell>
        </table:table-row>
        <table:table-row table:style-name="TableLine94535176275360">
          <table:table-cell table:style-name="Table8.A2" office:value-type="string">
            <text:p text:style-name="P258">Вопрос</text:p>
          </table:table-cell>
          <table:table-cell table:style-name="Table8.A2" office:value-type="string">
            <text:p text:style-name="P264"/>
          </table:table-cell>
          <table:table-cell table:style-name="Table8.A2" office:value-type="string">
            <text:p text:style-name="P277">Am I starting?</text:p>
            <text:p text:style-name="P277">Are you/we/they starting?</text:p>
            <text:p text:style-name="P277">Is he/she/it starting?</text:p>
          </table:table-cell>
          <table:table-cell table:style-name="Table8.D2" office:value-type="string">
            <text:p text:style-name="P264"/>
          </table:table-cell>
        </table:table-row>
      </table:table>
      <text:p text:style-name="P83"/>
      <text:p text:style-name="P84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535176316848">
          <table:table-cell table:style-name="Table9.A1" office:value-type="string">
            <text:p text:style-name="P274"/>
          </table:table-cell>
          <table:table-cell table:style-name="Table9.A1" office:value-type="string">
            <text:p text:style-name="P257">Past</text:p>
          </table:table-cell>
          <table:table-cell table:style-name="Table9.A1" office:value-type="string">
            <text:p text:style-name="P257">Present</text:p>
          </table:table-cell>
          <table:table-cell table:style-name="Table9.D1" office:value-type="string">
            <text:p text:style-name="P257">Future</text:p>
          </table:table-cell>
        </table:table-row>
        <table:table-row table:style-name="TableLine94535176406608">
          <table:table-cell table:style-name="Table9.A2" office:value-type="string">
            <text:p text:style-name="P258">Утверждение</text:p>
          </table:table-cell>
          <table:table-cell table:style-name="Table9.A2" office:value-type="string">
            <text:p text:style-name="P264"/>
          </table:table-cell>
          <table:table-cell table:style-name="Table9.A2" office:value-type="string">
            <text:p text:style-name="P277">I/you/we/they have started</text:p>
            <text:p text:style-name="P277">He/she/it has started</text:p>
          </table:table-cell>
          <table:table-cell table:style-name="Table9.D2" office:value-type="string">
            <text:p text:style-name="P264"/>
          </table:table-cell>
        </table:table-row>
        <table:table-row table:style-name="TableLine94535176431696">
          <table:table-cell table:style-name="Table9.A2" office:value-type="string">
            <text:p text:style-name="P258">Отрицание</text:p>
          </table:table-cell>
          <table:table-cell table:style-name="Table9.A2" office:value-type="string">
            <text:p text:style-name="P264"/>
          </table:table-cell>
          <table:table-cell table:style-name="Table9.A2" office:value-type="string">
            <text:p text:style-name="P277">I/y<text:span text:style-name="T224">ou</text:span>/w<text:span text:style-name="T224">e</text:span>/t<text:span text:style-name="T224">hey</text:span> haven`t started</text:p>
            <text:p text:style-name="P277">He/she/it hasn`t started</text:p>
          </table:table-cell>
          <table:table-cell table:style-name="Table9.D2" office:value-type="string">
            <text:p text:style-name="P264"/>
          </table:table-cell>
        </table:table-row>
        <table:table-row table:style-name="TableLine94535176440624">
          <table:table-cell table:style-name="Table9.A2" office:value-type="string">
            <text:p text:style-name="P258">Вопрос</text:p>
          </table:table-cell>
          <table:table-cell table:style-name="Table9.A2" office:value-type="string">
            <text:p text:style-name="P264"/>
          </table:table-cell>
          <table:table-cell table:style-name="Table9.A2" office:value-type="string">
            <text:p text:style-name="P277">Have I/y<text:span text:style-name="T225">ou</text:span>/w<text:span text:style-name="T225">e</text:span>/t<text:span text:style-name="T225">hey</text:span> started?</text:p>
            <text:p text:style-name="P277">Has he/she/it started?</text:p>
          </table:table-cell>
          <table:table-cell table:style-name="Table9.D2" office:value-type="string">
            <text:p text:style-name="P264"/>
          </table:table-cell>
        </table:table-row>
      </table:table>
      <text:p text:style-name="P84"/>
      <text:p text:style-name="P85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535176465968">
          <table:table-cell table:style-name="Table1.A1" office:value-type="string">
            <text:p text:style-name="P276"/>
          </table:table-cell>
          <table:table-cell table:style-name="Table1.A1" office:value-type="string">
            <text:p text:style-name="P259">Past</text:p>
          </table:table-cell>
          <table:table-cell table:style-name="Table1.A1" office:value-type="string">
            <text:p text:style-name="P259">Present</text:p>
          </table:table-cell>
          <table:table-cell table:style-name="Table1.D1" office:value-type="string">
            <text:p text:style-name="P259">Future</text:p>
          </table:table-cell>
        </table:table-row>
        <table:table-row table:style-name="TableLine94535176513584">
          <table:table-cell table:style-name="Table1.A2" office:value-type="string">
            <text:p text:style-name="P259">Утверждение</text:p>
          </table:table-cell>
          <table:table-cell table:style-name="Table1.A2" office:value-type="string">
            <text:p text:style-name="P265"/>
          </table:table-cell>
          <table:table-cell table:style-name="Table1.A2" office:value-type="string">
            <text:p text:style-name="P282">I/y/w/t have been starting</text:p>
            <text:p text:style-name="P282">He/she/it has been starting</text:p>
          </table:table-cell>
          <table:table-cell table:style-name="Table1.D2" office:value-type="string">
            <text:p text:style-name="P265"/>
          </table:table-cell>
        </table:table-row>
        <table:table-row table:style-name="TableLine94535176528112">
          <table:table-cell table:style-name="Table1.A2" office:value-type="string">
            <text:p text:style-name="P259">Отрицание</text:p>
          </table:table-cell>
          <table:table-cell table:style-name="Table1.A2" office:value-type="string">
            <text:p text:style-name="P265"/>
          </table:table-cell>
          <table:table-cell table:style-name="Table1.A2" office:value-type="string">
            <text:p text:style-name="P282">I/y/w/t haven`t been starting</text:p>
            <text:p text:style-name="P282">He/she/it hasn`t been starting</text:p>
          </table:table-cell>
          <table:table-cell table:style-name="Table1.D2" office:value-type="string">
            <text:p text:style-name="P265"/>
          </table:table-cell>
        </table:table-row>
        <table:table-row table:style-name="TableLine94535176531024">
          <table:table-cell table:style-name="Table1.A2" office:value-type="string">
            <text:p text:style-name="P259">Вопрос</text:p>
          </table:table-cell>
          <table:table-cell table:style-name="Table1.A2" office:value-type="string">
            <text:p text:style-name="P265"/>
          </table:table-cell>
          <table:table-cell table:style-name="Table1.A2" office:value-type="string">
            <text:p text:style-name="P282">Have I/y/w/t been starting?</text:p>
            <text:p text:style-name="P282">Has he/she/it been starting?</text:p>
          </table:table-cell>
          <table:table-cell table:style-name="Table1.D2" office:value-type="string">
            <text:p text:style-name="P265"/>
          </table:table-cell>
        </table:table-row>
      </table:table>
      <text:p text:style-name="P290"><text:span text:style-name="T106">Таблица </text:span><text:span text:style-name="T107">форм</text:span><text:span text:style-name="T106"> глагола </text:span><text:span text:style-name="T116">b</text:span><text:span text:style-name="T106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535176553648">
          <table:table-cell table:style-name="Table5.A1" office:value-type="string">
            <text:p text:style-name="P263">Подлежащее</text:p>
          </table:table-cell>
          <table:table-cell table:style-name="Table5.A1" office:value-type="string">
            <text:p text:style-name="P260">Past</text:p>
          </table:table-cell>
          <table:table-cell table:style-name="Table5.A1" office:value-type="string">
            <text:p text:style-name="P260">Present</text:p>
          </table:table-cell>
          <table:table-cell table:style-name="Table5.D1" office:value-type="string">
            <text:p text:style-name="P260">Future</text:p>
          </table:table-cell>
        </table:table-row>
        <table:table-row table:style-name="TableLine94535176575040">
          <table:table-cell table:style-name="Table5.A2" office:value-type="string">
            <text:p text:style-name="P281"><text:s/>I</text:p>
          </table:table-cell>
          <table:table-cell table:style-name="Table5.A2" office:value-type="string">
            <text:p text:style-name="P282">was</text:p>
          </table:table-cell>
          <table:table-cell table:style-name="Table5.A2" office:value-type="string">
            <text:p text:style-name="P278">am</text:p>
          </table:table-cell>
          <table:table-cell table:style-name="Table5.D2" office:value-type="string">
            <text:p text:style-name="P264"/>
          </table:table-cell>
        </table:table-row>
        <table:table-row table:style-name="TableLine94535176370416">
          <table:table-cell table:style-name="Table5.A2" office:value-type="string">
            <text:p text:style-name="P280">he/she/<text:span text:style-name="T235">it</text:span></text:p>
          </table:table-cell>
          <table:table-cell table:style-name="Table5.A2" office:value-type="string">
            <text:p text:style-name="P282">was</text:p>
          </table:table-cell>
          <table:table-cell table:style-name="Table5.A2" office:value-type="string">
            <text:p text:style-name="P279">is</text:p>
          </table:table-cell>
          <table:table-cell table:style-name="Table5.D2" office:value-type="string">
            <text:p text:style-name="P266"/>
          </table:table-cell>
        </table:table-row>
        <table:table-row table:style-name="TableLine94535176604736">
          <table:table-cell table:style-name="Table5.A2" office:value-type="string">
            <text:p text:style-name="P280">you/we/they</text:p>
          </table:table-cell>
          <table:table-cell table:style-name="Table5.A2" office:value-type="string">
            <text:p text:style-name="P282">were</text:p>
          </table:table-cell>
          <table:table-cell table:style-name="Table5.A2" office:value-type="string">
            <text:p text:style-name="P279">are</text:p>
          </table:table-cell>
          <table:table-cell table:style-name="Table5.D2" office:value-type="string">
            <text:p text:style-name="P264"/>
          </table:table-cell>
        </table:table-row>
      </table:table>
      <text:p text:style-name="P107"/>
      <text:p text:style-name="P109"/>
      <text:p text:style-name="P285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535176620864">
          <table:table-cell table:style-name="Table6.A1" office:value-type="string">
            <text:p text:style-name="P262">Перевод</text:p>
          </table:table-cell>
          <table:table-cell table:style-name="Table6.A1" office:value-type="string">
            <text:p text:style-name="P261">Начальная форма</text:p>
          </table:table-cell>
          <table:table-cell table:style-name="Table6.A1" office:value-type="string">
            <text:p text:style-name="P261">2я форма</text:p>
          </table:table-cell>
          <table:table-cell table:style-name="Table6.D1" office:value-type="string">
            <text:p text:style-name="P262">3я форма</text:p>
          </table:table-cell>
        </table:table-row>
        <table:table-row table:style-name="TableLine94535177025888">
          <table:table-cell table:style-name="Table6.A2" office:value-type="string">
            <text:p text:style-name="P267">начинать</text:p>
          </table:table-cell>
          <table:table-cell table:style-name="Table6.A2" office:value-type="string">
            <text:p text:style-name="P268">begin</text:p>
          </table:table-cell>
          <table:table-cell table:style-name="Table6.A2" office:value-type="string">
            <text:p text:style-name="P268">began</text:p>
          </table:table-cell>
          <table:table-cell table:style-name="Table6.D2" office:value-type="string">
            <text:p text:style-name="P267">begun</text:p>
          </table:table-cell>
        </table:table-row>
        <table:table-row table:style-name="TableLine94535177034224">
          <table:table-cell table:style-name="Table6.A2" office:value-type="string">
            <text:p text:style-name="P267">ломать</text:p>
          </table:table-cell>
          <table:table-cell table:style-name="Table6.A2" office:value-type="string">
            <text:p text:style-name="P268">break</text:p>
          </table:table-cell>
          <table:table-cell table:style-name="Table6.A2" office:value-type="string">
            <text:p text:style-name="P268">broke</text:p>
          </table:table-cell>
          <table:table-cell table:style-name="Table6.D2" office:value-type="string">
            <text:p text:style-name="P267">broken</text:p>
          </table:table-cell>
        </table:table-row>
        <table:table-row table:style-name="TableLine94535177037296">
          <table:table-cell table:style-name="Table6.A2" office:value-type="string">
            <text:p text:style-name="P267">приносить</text:p>
          </table:table-cell>
          <table:table-cell table:style-name="Table6.A2" office:value-type="string">
            <text:p text:style-name="P268">bring</text:p>
          </table:table-cell>
          <table:table-cell table:style-name="Table6.A2" office:value-type="string">
            <text:p text:style-name="P268">brought</text:p>
          </table:table-cell>
          <table:table-cell table:style-name="Table6.D2" office:value-type="string">
            <text:p text:style-name="P267">brought</text:p>
          </table:table-cell>
        </table:table-row>
        <table:table-row table:style-name="TableLine94535177040240">
          <table:table-cell table:style-name="Table6.A2" office:value-type="string">
            <text:p text:style-name="P267">покупать</text:p>
          </table:table-cell>
          <table:table-cell table:style-name="Table6.A2" office:value-type="string">
            <text:p text:style-name="P268">buy</text:p>
          </table:table-cell>
          <table:table-cell table:style-name="Table6.A2" office:value-type="string">
            <text:p text:style-name="P268">bought</text:p>
          </table:table-cell>
          <table:table-cell table:style-name="Table6.D2" office:value-type="string">
            <text:p text:style-name="P267">bought</text:p>
          </table:table-cell>
        </table:table-row>
        <table:table-row table:style-name="TableLine94535177043616">
          <table:table-cell table:style-name="Table6.A2" office:value-type="string">
            <text:p text:style-name="P267">приходить</text:p>
          </table:table-cell>
          <table:table-cell table:style-name="Table6.A2" office:value-type="string">
            <text:p text:style-name="P268">come</text:p>
          </table:table-cell>
          <table:table-cell table:style-name="Table6.A2" office:value-type="string">
            <text:p text:style-name="P268">came</text:p>
          </table:table-cell>
          <table:table-cell table:style-name="Table6.D2" office:value-type="string">
            <text:p text:style-name="P267">come</text:p>
          </table:table-cell>
        </table:table-row>
        <table:table-row table:style-name="TableLine94535177049184">
          <table:table-cell table:style-name="Table6.A2" office:value-type="string">
            <text:p text:style-name="P267">делать</text:p>
          </table:table-cell>
          <table:table-cell table:style-name="Table6.A2" office:value-type="string">
            <text:p text:style-name="P268">do</text:p>
          </table:table-cell>
          <table:table-cell table:style-name="Table6.A2" office:value-type="string">
            <text:p text:style-name="P268">did</text:p>
          </table:table-cell>
          <table:table-cell table:style-name="Table6.D2" office:value-type="string">
            <text:p text:style-name="P267">done</text:p>
          </table:table-cell>
        </table:table-row>
        <table:table-row table:style-name="TableLine94535177052864">
          <table:table-cell table:style-name="Table6.A2" office:value-type="string">
            <text:p text:style-name="P267">пить</text:p>
          </table:table-cell>
          <table:table-cell table:style-name="Table6.A2" office:value-type="string">
            <text:p text:style-name="P268">drink</text:p>
          </table:table-cell>
          <table:table-cell table:style-name="Table6.A2" office:value-type="string">
            <text:p text:style-name="P268">drank</text:p>
          </table:table-cell>
          <table:table-cell table:style-name="Table6.D2" office:value-type="string">
            <text:p text:style-name="P267">drunk</text:p>
          </table:table-cell>
        </table:table-row>
        <table:table-row table:style-name="TableLine94535177058912">
          <table:table-cell table:style-name="Table6.A2" office:value-type="string">
            <text:p text:style-name="P267">есть</text:p>
          </table:table-cell>
          <table:table-cell table:style-name="Table6.A2" office:value-type="string">
            <text:p text:style-name="P268">eat</text:p>
          </table:table-cell>
          <table:table-cell table:style-name="Table6.A2" office:value-type="string">
            <text:p text:style-name="P268">ate</text:p>
          </table:table-cell>
          <table:table-cell table:style-name="Table6.D2" office:value-type="string">
            <text:p text:style-name="P267">eaten</text:p>
          </table:table-cell>
        </table:table-row>
        <table:table-row table:style-name="TableLine94535177082096">
          <table:table-cell table:style-name="Table6.A2" office:value-type="string">
            <text:p text:style-name="P267">падать</text:p>
          </table:table-cell>
          <table:table-cell table:style-name="Table6.A2" office:value-type="string">
            <text:p text:style-name="P269">fall</text:p>
          </table:table-cell>
          <table:table-cell table:style-name="Table6.A2" office:value-type="string">
            <text:p text:style-name="P269">fell</text:p>
          </table:table-cell>
          <table:table-cell table:style-name="Table6.D2" office:value-type="string">
            <text:p text:style-name="P267">fallen</text:p>
          </table:table-cell>
        </table:table-row>
        <table:table-row table:style-name="TableLine94535177158576">
          <table:table-cell table:style-name="Table6.A2" office:value-type="string">
            <text:p text:style-name="P267">летать</text:p>
          </table:table-cell>
          <table:table-cell table:style-name="Table6.A2" office:value-type="string">
            <text:p text:style-name="P269">fly</text:p>
          </table:table-cell>
          <table:table-cell table:style-name="Table6.A2" office:value-type="string">
            <text:p text:style-name="P269">flew</text:p>
          </table:table-cell>
          <table:table-cell table:style-name="Table6.D2" office:value-type="string">
            <text:p text:style-name="P267">flown</text:p>
          </table:table-cell>
        </table:table-row>
        <table:table-row table:style-name="TableLine94535177245024">
          <table:table-cell table:style-name="Table6.A2" office:value-type="string">
            <text:p text:style-name="P267">забывать</text:p>
          </table:table-cell>
          <table:table-cell table:style-name="Table6.A2" office:value-type="string">
            <text:p text:style-name="P269">forget</text:p>
          </table:table-cell>
          <table:table-cell table:style-name="Table6.A2" office:value-type="string">
            <text:p text:style-name="P269">forgot</text:p>
          </table:table-cell>
          <table:table-cell table:style-name="Table6.D2" office:value-type="string">
            <text:p text:style-name="P267">forgotten</text:p>
          </table:table-cell>
        </table:table-row>
        <table:table-row table:style-name="TableLine94535177246048">
          <table:table-cell table:style-name="Table6.A2" office:value-type="string">
            <text:p text:style-name="P267">получать</text:p>
          </table:table-cell>
          <table:table-cell table:style-name="Table6.A2" office:value-type="string">
            <text:p text:style-name="P269">get</text:p>
          </table:table-cell>
          <table:table-cell table:style-name="Table6.A2" office:value-type="string">
            <text:p text:style-name="P269">got</text:p>
          </table:table-cell>
          <table:table-cell table:style-name="Table6.D2" office:value-type="string">
            <text:p text:style-name="P267">got</text:p>
          </table:table-cell>
        </table:table-row>
        <table:table-row table:style-name="TableLine94535177247120">
          <table:table-cell table:style-name="Table6.A2" office:value-type="string">
            <text:p text:style-name="P270">давать</text:p>
          </table:table-cell>
          <table:table-cell table:style-name="Table6.A2" office:value-type="string">
            <text:p text:style-name="P271">give</text:p>
          </table:table-cell>
          <table:table-cell table:style-name="Table6.A2" office:value-type="string">
            <text:p text:style-name="P271">gave</text:p>
          </table:table-cell>
          <table:table-cell table:style-name="Table6.D2" office:value-type="string">
            <text:p text:style-name="P270">given</text:p>
          </table:table-cell>
        </table:table-row>
        <table:table-row table:style-name="TableLine94535177248192">
          <table:table-cell table:style-name="Table6.A2" office:value-type="string">
            <text:p text:style-name="P270">идти</text:p>
          </table:table-cell>
          <table:table-cell table:style-name="Table6.A2" office:value-type="string">
            <text:p text:style-name="P271">go</text:p>
          </table:table-cell>
          <table:table-cell table:style-name="Table6.A2" office:value-type="string">
            <text:p text:style-name="P271">went</text:p>
          </table:table-cell>
          <table:table-cell table:style-name="Table6.D2" office:value-type="string">
            <text:p text:style-name="P270">gone</text:p>
          </table:table-cell>
        </table:table-row>
        <table:table-row table:style-name="TableLine94535177249264">
          <table:table-cell table:style-name="Table6.A2" office:value-type="string">
            <text:p text:style-name="P272">иметь </text:p>
          </table:table-cell>
          <table:table-cell table:style-name="Table6.A2" office:value-type="string">
            <text:p text:style-name="P273">have</text:p>
          </table:table-cell>
          <table:table-cell table:style-name="Table6.A2" office:value-type="string">
            <text:p text:style-name="P273">had</text:p>
          </table:table-cell>
          <table:table-cell table:style-name="Table6.D2" office:value-type="string">
            <text:p text:style-name="P272">had</text:p>
          </table:table-cell>
        </table:table-row>
        <table:table-row table:style-name="TableLine94535177250336">
          <table:table-cell table:style-name="Table6.A2" office:value-type="string">
            <text:p text:style-name="P272">слышать</text:p>
          </table:table-cell>
          <table:table-cell table:style-name="Table6.A2" office:value-type="string">
            <text:p text:style-name="P273">hear</text:p>
          </table:table-cell>
          <table:table-cell table:style-name="Table6.A2" office:value-type="string">
            <text:p text:style-name="P273">heard</text:p>
          </table:table-cell>
          <table:table-cell table:style-name="Table6.D2" office:value-type="string">
            <text:p text:style-name="P272">heard</text:p>
          </table:table-cell>
        </table:table-row>
        <table:table-row table:style-name="TableLine94535177251408">
          <table:table-cell table:style-name="Table6.A2" office:value-type="string">
            <text:p text:style-name="P272">знать</text:p>
          </table:table-cell>
          <table:table-cell table:style-name="Table6.A2" office:value-type="string">
            <text:p text:style-name="P273">know</text:p>
          </table:table-cell>
          <table:table-cell table:style-name="Table6.A2" office:value-type="string">
            <text:p text:style-name="P273">knew</text:p>
          </table:table-cell>
          <table:table-cell table:style-name="Table6.D2" office:value-type="string">
            <text:p text:style-name="P272">known</text:p>
          </table:table-cell>
        </table:table-row>
        <table:table-row table:style-name="TableLine94535177252480">
          <table:table-cell table:style-name="Table6.A2" office:value-type="string">
            <text:p text:style-name="P272">терять</text:p>
          </table:table-cell>
          <table:table-cell table:style-name="Table6.A2" office:value-type="string">
            <text:p text:style-name="P273">lose</text:p>
          </table:table-cell>
          <table:table-cell table:style-name="Table6.A2" office:value-type="string">
            <text:p text:style-name="P273">lost</text:p>
          </table:table-cell>
          <table:table-cell table:style-name="Table6.D2" office:value-type="string">
            <text:p text:style-name="P272">lost</text:p>
          </table:table-cell>
        </table:table-row>
        <table:table-row table:style-name="TableLine94535177253552">
          <table:table-cell table:style-name="Table6.A2" office:value-type="string">
            <text:p text:style-name="P272">делать</text:p>
          </table:table-cell>
          <table:table-cell table:style-name="Table6.A2" office:value-type="string">
            <text:p text:style-name="P273">make</text:p>
          </table:table-cell>
          <table:table-cell table:style-name="Table6.A2" office:value-type="string">
            <text:p text:style-name="P273">made</text:p>
          </table:table-cell>
          <table:table-cell table:style-name="Table6.D2" office:value-type="string">
            <text:p text:style-name="P272">made</text:p>
          </table:table-cell>
        </table:table-row>
        <table:table-row table:style-name="TableLine94535177254624">
          <table:table-cell table:style-name="Table6.A2" office:value-type="string">
            <text:p text:style-name="P272">платить</text:p>
          </table:table-cell>
          <table:table-cell table:style-name="Table6.A2" office:value-type="string">
            <text:p text:style-name="P273">pay</text:p>
          </table:table-cell>
          <table:table-cell table:style-name="Table6.A2" office:value-type="string">
            <text:p text:style-name="P273">paid</text:p>
          </table:table-cell>
          <table:table-cell table:style-name="Table6.D2" office:value-type="string">
            <text:p text:style-name="P272">paid</text:p>
          </table:table-cell>
        </table:table-row>
        <table:table-row table:style-name="TableLine94535177255696">
          <table:table-cell table:style-name="Table6.A2" office:value-type="string">
            <text:p text:style-name="P272">класть</text:p>
          </table:table-cell>
          <table:table-cell table:style-name="Table6.A2" office:value-type="string">
            <text:p text:style-name="P273">put</text:p>
          </table:table-cell>
          <table:table-cell table:style-name="Table6.A2" office:value-type="string">
            <text:p text:style-name="P273">put</text:p>
          </table:table-cell>
          <table:table-cell table:style-name="Table6.D2" office:value-type="string">
            <text:p text:style-name="P272">put</text:p>
          </table:table-cell>
        </table:table-row>
        <table:table-row table:style-name="TableLine94535177256768">
          <table:table-cell table:style-name="Table6.A2" office:value-type="string">
            <text:p text:style-name="P272">читать</text:p>
          </table:table-cell>
          <table:table-cell table:style-name="Table6.A2" office:value-type="string">
            <text:p text:style-name="P273">read [рид]</text:p>
          </table:table-cell>
          <table:table-cell table:style-name="Table6.A2" office:value-type="string">
            <text:p text:style-name="P273">read [рэд]</text:p>
          </table:table-cell>
          <table:table-cell table:style-name="Table6.D2" office:value-type="string">
            <text:p text:style-name="P273">read [рэд]</text:p>
          </table:table-cell>
        </table:table-row>
        <table:table-row table:style-name="TableLine94535177257584">
          <table:table-cell table:style-name="Table6.A2" office:value-type="string">
            <text:p text:style-name="P272">сказать</text:p>
          </table:table-cell>
          <table:table-cell table:style-name="Table6.A2" office:value-type="string">
            <text:p text:style-name="P273">say</text:p>
          </table:table-cell>
          <table:table-cell table:style-name="Table6.A2" office:value-type="string">
            <text:p text:style-name="P273">said</text:p>
          </table:table-cell>
          <table:table-cell table:style-name="Table6.D2" office:value-type="string">
            <text:p text:style-name="P273">said</text:p>
          </table:table-cell>
        </table:table-row>
        <table:table-row table:style-name="TableLine94535177258400">
          <table:table-cell table:style-name="Table6.A2" office:value-type="string">
            <text:p text:style-name="P272">говорить</text:p>
          </table:table-cell>
          <table:table-cell table:style-name="Table6.A2" office:value-type="string">
            <text:p text:style-name="P273">speak</text:p>
          </table:table-cell>
          <table:table-cell table:style-name="Table6.A2" office:value-type="string">
            <text:p text:style-name="P273">spoke</text:p>
          </table:table-cell>
          <table:table-cell table:style-name="Table6.D2" office:value-type="string">
            <text:p text:style-name="P272">spoken</text:p>
          </table:table-cell>
        </table:table-row>
        <table:table-row table:style-name="TableLine94535177259392">
          <table:table-cell table:style-name="Table6.A2" office:value-type="string">
            <text:p text:style-name="P272">видеть</text:p>
          </table:table-cell>
          <table:table-cell table:style-name="Table6.A2" office:value-type="string">
            <text:p text:style-name="P273">see</text:p>
          </table:table-cell>
          <table:table-cell table:style-name="Table6.A2" office:value-type="string">
            <text:p text:style-name="P273">saw</text:p>
          </table:table-cell>
          <table:table-cell table:style-name="Table6.D2" office:value-type="string">
            <text:p text:style-name="P272">seen</text:p>
          </table:table-cell>
        </table:table-row>
        <table:table-row table:style-name="TableLine94535177260464">
          <table:table-cell table:style-name="Table6.A2" office:value-type="string">
            <text:p text:style-name="P272">сидеть</text:p>
          </table:table-cell>
          <table:table-cell table:style-name="Table6.A2" office:value-type="string">
            <text:p text:style-name="P273">sit</text:p>
          </table:table-cell>
          <table:table-cell table:style-name="Table6.A2" office:value-type="string">
            <text:p text:style-name="P273">sat</text:p>
          </table:table-cell>
          <table:table-cell table:style-name="Table6.D2" office:value-type="string">
            <text:p text:style-name="P272">sat</text:p>
          </table:table-cell>
        </table:table-row>
        <table:table-row table:style-name="TableLine94535177261536">
          <table:table-cell table:style-name="Table6.A2" office:value-type="string">
            <text:p text:style-name="P272">брать</text:p>
          </table:table-cell>
          <table:table-cell table:style-name="Table6.A2" office:value-type="string">
            <text:p text:style-name="P273">take</text:p>
          </table:table-cell>
          <table:table-cell table:style-name="Table6.A2" office:value-type="string">
            <text:p text:style-name="P273">took</text:p>
          </table:table-cell>
          <table:table-cell table:style-name="Table6.D2" office:value-type="string">
            <text:p text:style-name="P272">taken</text:p>
          </table:table-cell>
        </table:table-row>
        <table:table-row table:style-name="TableLine94535177262608">
          <table:table-cell table:style-name="Table6.A2" office:value-type="string">
            <text:p text:style-name="P272">рассказывать</text:p>
          </table:table-cell>
          <table:table-cell table:style-name="Table6.A2" office:value-type="string">
            <text:p text:style-name="P273">tell</text:p>
          </table:table-cell>
          <table:table-cell table:style-name="Table6.A2" office:value-type="string">
            <text:p text:style-name="P273">told</text:p>
          </table:table-cell>
          <table:table-cell table:style-name="Table6.D2" office:value-type="string">
            <text:p text:style-name="P272">told</text:p>
          </table:table-cell>
        </table:table-row>
        <table:table-row table:style-name="TableLine94535177263680">
          <table:table-cell table:style-name="Table6.A2" office:value-type="string">
            <text:p text:style-name="P272">думать</text:p>
          </table:table-cell>
          <table:table-cell table:style-name="Table6.A2" office:value-type="string">
            <text:p text:style-name="P273">think</text:p>
          </table:table-cell>
          <table:table-cell table:style-name="Table6.A2" office:value-type="string">
            <text:p text:style-name="P273">thought</text:p>
          </table:table-cell>
          <table:table-cell table:style-name="Table6.D2" office:value-type="string">
            <text:p text:style-name="P272">thought</text:p>
          </table:table-cell>
        </table:table-row>
        <table:table-row table:style-name="TableLine94535177264752">
          <table:table-cell table:style-name="Table6.A2" office:value-type="string">
            <text:p text:style-name="P272">побеждать</text:p>
          </table:table-cell>
          <table:table-cell table:style-name="Table6.A2" office:value-type="string">
            <text:p text:style-name="P273">win</text:p>
          </table:table-cell>
          <table:table-cell table:style-name="Table6.A2" office:value-type="string">
            <text:p text:style-name="P273">won</text:p>
          </table:table-cell>
          <table:table-cell table:style-name="Table6.D2" office:value-type="string">
            <text:p text:style-name="P272">won</text:p>
          </table:table-cell>
        </table:table-row>
        <table:table-row table:style-name="TableLine94535177265824">
          <table:table-cell table:style-name="Table6.A2" office:value-type="string">
            <text:p text:style-name="P272">писать</text:p>
          </table:table-cell>
          <table:table-cell table:style-name="Table6.A2" office:value-type="string">
            <text:p text:style-name="P273">write</text:p>
          </table:table-cell>
          <table:table-cell table:style-name="Table6.A2" office:value-type="string">
            <text:p text:style-name="P273">wrote</text:p>
          </table:table-cell>
          <table:table-cell table:style-name="Table6.D2" office:value-type="string">
            <text:p text:style-name="P272">written</text:p>
          </table:table-cell>
        </table:table-row>
      </table:table>
      <text:p text:style-name="P10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0-19T21:16:25.517913344</dc:date>
    <meta:editing-duration>PT11H15M5S</meta:editing-duration>
    <meta:editing-cycles>183</meta:editing-cycles>
    <meta:generator>LibreOffice/6.4.7.2$Linux_X86_64 LibreOffice_project/40$Build-2</meta:generator>
    <meta:document-statistic meta:table-count="6" meta:image-count="0" meta:object-count="0" meta:page-count="14" meta:paragraph-count="539" meta:word-count="3357" meta:character-count="21076" meta:non-whitespace-character-count="18145"/>
  </office:meta>
</office:document-meta>
</file>